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F4B084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8pt" style:font-size-asian="18pt" style:font-size-complex="18pt" fo:font-style="normal" fo:font-weight="bold"/>
    </style:style>
    <style:style style:parent-style-name="Default" style:data-style-name="" style:family="table-cell" style:name="ce6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7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8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9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0">
      <style:table-cell-properties style:vertical-align="middle" fo:background-color="#FCE4D6" fo:border-top="1pt solid #000000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1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2">
      <style:table-cell-properties style:vertical-align="middle" fo:background-color="transparent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4">
      <style:table-cell-properties style:vertical-align="middle" fo:background-color="transparent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6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7">
      <style:table-cell-properties style:vertical-align="middle" fo:background-color="#FFFFFF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F4B084"/>
      <style:paragraph-properties fo:text-align="center" style:vertical-align="middle" style:writing-mode="page"/>
      <style:text-properties fo:color="#000000" fo:font-family="Calibri" style:font-family-asian="Calibri" style:font-family-complex="Calibri" fo:font-size="22pt" style:font-size-asian="22pt" style:font-size-complex="22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F4B084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0">
      <style:table-cell-properties style:vertical-align="middle" style:text-align-source="fix" fo:background-color="#F4B084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1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2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FCE4D6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4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5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7">
      <style:table-cell-properties style:vertical-align="middle" fo:background-color="transparent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8">
      <style:table-cell-properties style:vertical-align="middle" fo:background-color="transparent" fo:border="1pt solid #000000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border-top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0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1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#FCE4D6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3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style:text-align-source="fix" fo:background-color="#FCE4D6" fo:border-bottom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7">
      <style:table-cell-properties style:vertical-align="middle" style:text-align-source="fix" fo:background-color="transparent" fo:border-top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#BFBFBF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525cm" style:use-optimal-column-width="false" loext:column-width-sym="23.7356" fo:break-before="auto"/>
    </style:style>
    <style:style style:family="table-column" style:name="co3">
      <style:table-column-properties style:column-width="2.567cm" style:use-optimal-column-width="false" loext:column-width-sym="13.132" fo:break-before="auto"/>
    </style:style>
    <style:style style:family="table-column" style:name="co4">
      <style:table-column-properties style:column-width="5.98cm" style:use-optimal-column-width="false" loext:column-width-sym="31.556" fo:break-before="auto"/>
    </style:style>
    <style:style style:family="table-column" style:name="co5">
      <style:table-column-properties style:column-width="2.567cm" style:use-optimal-column-width="false" loext:column-width-sym="13.132" fo:break-before="auto"/>
    </style:style>
    <style:style style:family="table-column" style:name="co6">
      <style:table-column-properties style:column-width="4.472cm" style:use-optimal-column-width="false" loext:column-width-sym="23.471" fo:break-before="auto"/>
    </style:style>
    <style:style style:family="table-column" style:name="co7">
      <style:table-column-properties style:column-width="2.567cm" style:use-optimal-column-width="false" loext:column-width-sym="13.132" fo:break-before="auto"/>
    </style:style>
    <style:style style:family="table-row" style:name="ro2">
      <style:table-row-properties style:row-height="64.9pt" style:use-optimal-row-height="false" fo:break-before="auto"/>
    </style:style>
    <style:style style:family="text" style:name="T1">
      <style:text-properties fo:color="#000000" fo:font-family="Calibri" fo:font-size="18pt" fo:font-style="normal" style:text-underline-type="none" fo:font-weight="bold"/>
    </style:style>
    <style:style style:family="table-row" style:name="ro3">
      <style:table-row-properties style:row-height="18.75pt" style:use-optimal-row-height="false" fo:break-before="auto"/>
    </style:style>
    <style:style style:family="text" style:name="T2">
      <style:text-properties fo:color="#000000" fo:font-family="Calibri" fo:font-size="14pt" fo:font-style="normal" style:text-underline-type="none" fo:font-weight="bold"/>
    </style:style>
    <style:style style:family="table-row" style:name="ro4">
      <style:table-row-properties style:row-height="18.75pt" style:use-optimal-row-height="false" fo:break-before="auto"/>
    </style:style>
    <style:style style:family="table-row" style:name="ro5">
      <style:table-row-properties style:row-height="18.75pt" style:use-optimal-row-height="false" fo:break-before="auto"/>
    </style:style>
    <style:style style:family="text" style:name="T3">
      <style:text-properties fo:color="#000000" fo:font-family="Calibri" fo:font-size="14pt" fo:font-style="normal" style:text-underline-type="none" fo:font-weight="bold"/>
    </style:style>
    <style:style style:family="table-row" style:name="ro6">
      <style:table-row-properties style:row-height="18.75pt" style:use-optimal-row-height="false" fo:break-before="auto"/>
    </style:style>
    <style:style style:family="text" style:name="T4">
      <style:text-properties fo:color="#000000" fo:font-family="Calibri" fo:font-size="14pt" fo:font-style="normal" style:text-underline-type="none" fo:font-weight="normal"/>
    </style:style>
    <style:style style:family="table-row" style:name="ro7">
      <style:table-row-properties style:row-height="18.75pt" style:use-optimal-row-height="false" fo:break-before="auto"/>
    </style:style>
    <style:style style:family="table-row" style:name="ro8">
      <style:table-row-properties style:row-height="18.75pt" style:use-optimal-row-height="false" fo:break-before="auto"/>
    </style:style>
    <style:style style:family="table-row" style:name="ro9">
      <style:table-row-properties style:row-height="18.75pt" style:use-optimal-row-height="false" fo:break-before="auto"/>
    </style:style>
    <style:style style:family="table-row" style:name="ro10">
      <style:table-row-properties style:row-height="15pt" style:use-optimal-row-height="false" fo:break-before="auto"/>
    </style:style>
    <style:style style:family="table-row" style:name="ro11">
      <style:table-row-properties style:row-height="18.75pt" style:use-optimal-row-height="false" fo:break-before="auto"/>
    </style:style>
    <style:style style:family="text" style:name="T5">
      <style:text-properties fo:color="#000000" fo:font-family="Calibri" fo:font-size="14pt" fo:font-style="normal" style:text-underline-type="none" fo:font-weight="bold"/>
    </style:style>
    <style:style style:family="table-row" style:name="ro12">
      <style:table-row-properties style:row-height="18.75pt" style:use-optimal-row-height="false" fo:break-before="auto"/>
    </style:style>
    <style:style style:family="text" style:name="T6">
      <style:text-properties fo:color="#000000" fo:font-family="Calibri" fo:font-size="14pt" fo:font-style="normal" style:text-underline-type="none" fo:font-weight="bold"/>
    </style:style>
    <style:style style:family="table-row" style:name="ro13">
      <style:table-row-properties style:row-height="18.75pt" style:use-optimal-row-height="false" fo:break-before="auto"/>
    </style:style>
    <style:style style:family="text" style:name="T7">
      <style:text-properties fo:color="#000000" fo:font-family="Calibri" fo:font-size="14pt" fo:font-style="normal" style:text-underline-type="none" fo:font-weight="bold"/>
    </style:style>
    <style:style style:family="table-row" style:name="ro14">
      <style:table-row-properties style:row-height="18.75pt" style:use-optimal-row-height="false" fo:break-before="auto"/>
    </style:style>
    <style:style style:family="text" style:name="T8">
      <style:text-properties fo:color="#000000" fo:font-family="Calibri" fo:font-size="14pt" fo:font-style="normal" style:text-underline-type="none" fo:font-weight="bold"/>
    </style:style>
    <style:style style:family="table-row" style:name="ro15">
      <style:table-row-properties style:row-height="18.75pt" style:use-optimal-row-height="false" fo:break-before="auto"/>
    </style:style>
    <style:style style:family="text" style:name="T9">
      <style:text-properties fo:color="#000000" fo:font-family="Calibri" fo:font-size="14pt" fo:font-style="normal" style:text-underline-type="none" fo:font-weight="bold"/>
    </style:style>
    <style:style style:family="table-row" style:name="ro1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746cm" loext:column-width-sym="8.664" fo:break-before="auto"/>
    </style:style>
    <style:style style:family="table-row" style:name="ro17">
      <style:table-row-properties style:row-height="0.5027cm" fo:break-before="auto"/>
    </style:style>
    <style:style style:family="table-column" style:name="co9">
      <style:table-column-properties style:column-width="2.567cm" style:use-optimal-column-width="false" loext:column-width-sym="13.132" fo:break-before="auto"/>
    </style:style>
    <style:style style:family="table-column" style:name="co10">
      <style:table-column-properties style:column-width="11.03cm" style:use-optimal-column-width="false" loext:column-width-sym="58.8784" fo:break-before="auto"/>
    </style:style>
    <style:style style:family="table-column" style:name="co11">
      <style:table-column-properties style:column-width="5.266cm" style:use-optimal-column-width="false" loext:column-width-sym="27.7144" fo:break-before="auto"/>
    </style:style>
    <style:style style:family="table-column" style:name="co12">
      <style:table-column-properties style:column-width="2.567cm" style:use-optimal-column-width="false" loext:column-width-sym="13.132" fo:break-before="auto"/>
    </style:style>
    <style:style style:family="table-column" style:name="co13">
      <style:table-column-properties style:column-width="6.324cm" style:use-optimal-column-width="false" loext:column-width-sym="33.418" fo:break-before="auto"/>
    </style:style>
    <style:style style:family="table-column" style:name="co14">
      <style:table-column-properties style:column-width="2.567cm" style:use-optimal-column-width="false" loext:column-width-sym="13.132" fo:break-before="auto"/>
    </style:style>
    <style:style style:family="table-row" style:name="ro18">
      <style:table-row-properties style:row-height="15pt" style:use-optimal-row-height="false" fo:break-before="auto"/>
    </style:style>
    <style:style style:family="table-row" style:name="ro19">
      <style:table-row-properties style:row-height="15pt" style:use-optimal-row-height="false" fo:break-before="auto"/>
    </style:style>
    <style:style style:family="table-row" style:name="ro20">
      <style:table-row-properties style:row-height="41.45pt" style:use-optimal-row-height="false" fo:break-before="auto"/>
    </style:style>
    <style:style style:family="text" style:name="T10">
      <style:text-properties fo:color="#000000" fo:font-family="Calibri" fo:font-size="22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able-row" style:name="ro22">
      <style:table-row-properties style:row-height="15pt" style:use-optimal-row-height="false" fo:break-before="auto"/>
    </style:style>
    <style:style style:family="table-row" style:name="ro23">
      <style:table-row-properties style:row-height="32.25pt" style:use-optimal-row-height="false" fo:break-before="auto"/>
    </style:style>
    <style:style style:family="text" style:name="T11">
      <style:text-properties fo:color="#000000" fo:font-family="Calibri" fo:font-size="12pt" fo:font-style="normal" style:text-underline-type="none" fo:font-weight="bold"/>
    </style:style>
    <style:style style:family="text" style:name="T12">
      <style:text-properties fo:color="#000000" fo:font-family="Calibri" fo:font-size="12pt" fo:font-style="normal" style:text-underline-type="none" fo:font-weight="bold"/>
    </style:style>
    <style:style style:family="text" style:name="T13">
      <style:text-properties fo:color="#000000" fo:font-family="Calibri" fo:font-size="12pt" fo:font-style="normal" style:text-underline-type="none" fo:font-weight="bold"/>
    </style:style>
    <style:style style:family="text" style:name="T14">
      <style:text-properties fo:color="#000000" fo:font-family="Calibri" fo:font-size="12pt" fo:font-style="normal" style:text-underline-type="none" fo:font-weight="bold"/>
    </style:style>
    <style:style style:family="text" style:name="T15">
      <style:text-properties fo:color="#000000" fo:font-family="Calibri" fo:font-size="12pt" fo:font-style="normal" style:text-underline-type="none" fo:font-weight="bold"/>
    </style:style>
    <style:style style:family="text" style:name="T16">
      <style:text-properties fo:color="#000000" fo:font-family="Calibri" fo:font-size="12pt" fo:font-style="normal" style:text-underline-type="none" fo:font-weight="bold"/>
    </style:style>
    <style:style style:family="text" style:name="T17">
      <style:text-properties fo:color="#000000" fo:font-family="Calibri" fo:font-size="12pt" fo:font-style="normal" style:text-underline-type="none" fo:font-weight="bold"/>
    </style:style>
    <style:style style:family="text" style:name="T18">
      <style:text-properties fo:color="#000000" fo:font-family="Calibri" fo:font-size="12pt" fo:font-style="normal" style:text-underline-type="none" fo:font-weight="bold"/>
    </style:style>
    <style:style style:family="text" style:name="T19">
      <style:text-properties fo:color="#000000" fo:font-family="Calibri" fo:font-size="12pt" fo:font-style="normal" style:text-underline-type="none" fo:font-weight="bold"/>
    </style:style>
    <style:style style:family="text" style:name="T20">
      <style:text-properties fo:color="#000000" fo:font-family="Calibri" fo:font-size="12pt" fo:font-style="normal" style:text-underline-type="none" fo:font-weight="bold"/>
    </style:style>
    <style:style style:family="text" style:name="T21">
      <style:text-properties fo:color="#000000" fo:font-family="Calibri" fo:font-size="12pt" fo:font-style="normal" style:text-underline-type="none" fo:font-weight="bold"/>
    </style:style>
    <style:style style:family="text" style:name="T22">
      <style:text-properties fo:color="#000000" fo:font-family="Calibri" fo:font-size="12pt" fo:font-style="normal" style:text-underline-type="none" fo:font-weight="bold"/>
    </style:style>
    <style:style style:family="text" style:name="T23">
      <style:text-properties fo:color="#000000" fo:font-family="Calibri" fo:font-size="12pt" fo:font-style="normal" style:text-underline-type="none" fo:font-weight="bold"/>
    </style:style>
    <style:style style:family="text" style:name="T24">
      <style:text-properties fo:color="#000000" fo:font-family="Calibri" fo:font-size="12pt" fo:font-style="normal" style:text-underline-type="none" fo:font-weight="bold"/>
    </style:style>
    <style:style style:family="text" style:name="T25">
      <style:text-properties fo:color="#000000" fo:font-family="Calibri" fo:font-size="12pt" fo:font-style="normal" style:text-underline-type="none" fo:font-weight="bold"/>
    </style:style>
    <style:style style:family="text" style:name="T26">
      <style:text-properties fo:color="#000000" fo:font-family="Calibri" fo:font-size="12pt" fo:font-style="normal" style:text-underline-type="none" fo:font-weight="bold"/>
    </style:style>
    <style:style style:family="table-row" style:name="ro24">
      <style:table-row-properties style:row-height="18.75pt" style:use-optimal-row-height="false" fo:break-before="auto"/>
    </style:style>
    <style:style style:family="text" style:name="T27">
      <style:text-properties fo:color="#000000" fo:font-family="Calibri" fo:font-size="14pt" fo:font-style="normal" style:text-underline-type="none" fo:font-weight="bold"/>
    </style:style>
    <style:style style:family="table-row" style:name="ro25">
      <style:table-row-properties style:row-height="14.4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45pt" style:use-optimal-row-height="false" fo:break-before="auto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4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4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4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45pt" style:use-optimal-row-height="false" fo:break-before="auto"/>
    </style:style>
    <style:style style:family="table-row" style:name="ro32">
      <style:table-row-properties style:row-height="18.75pt" style:use-optimal-row-height="false" fo:break-before="auto"/>
    </style:style>
    <style:style style:family="text" style:name="T34">
      <style:text-properties fo:color="#000000" fo:font-family="Calibri" fo:font-size="14pt" fo:font-style="normal" style:text-underline-type="none" fo:font-weight="bold"/>
    </style:style>
    <style:style style:family="table-row" style:name="ro33">
      <style:table-row-properties style:row-height="1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45pt" style:use-optimal-row-height="false" fo:break-before="auto"/>
    </style:style>
    <style:style style:family="table-row" style:name="ro37">
      <style:table-row-properties style:row-height="14.45pt" style:use-optimal-row-height="false" fo:break-before="auto"/>
    </style:style>
    <style:style style:family="text" style:name="T38">
      <style:text-properties fo:color="#000000" fo:font-family="Calibri" fo:font-size="14pt" fo:font-style="normal" style:text-underline-type="none" fo:font-weight="bold"/>
    </style:style>
    <style:style style:family="table-row" style:name="ro38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45pt" style:use-optimal-row-height="false" fo:break-before="auto"/>
    </style:style>
    <style:style style:family="table-row" style:name="ro42">
      <style:table-row-properties style:row-height="14.45pt" style:use-optimal-row-height="false" fo:break-before="auto"/>
    </style:style>
    <style:style style:family="text" style:name="T42">
      <style:text-properties fo:color="#000000" fo:font-family="Calibri" fo:font-size="14pt" fo:font-style="normal" style:text-underline-type="none" fo:font-weight="bold"/>
    </style:style>
    <style:style style:family="table-row" style:name="ro43">
      <style:table-row-properties style:row-height="14.4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4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8.75pt" style:use-optimal-row-height="false" fo:break-before="auto"/>
    </style:style>
    <style:style style:family="table-row" style:name="ro46">
      <style:table-row-properties style:row-height="14.45pt" style:use-optimal-row-height="false" fo:break-before="auto"/>
    </style:style>
    <style:style style:family="table-row" style:name="ro47">
      <style:table-row-properties style:row-height="14.45pt" style:use-optimal-row-height="false" fo:break-before="auto"/>
    </style:style>
    <style:style style:family="text" style:name="T45">
      <style:text-properties fo:color="#000000" fo:font-family="Calibri" fo:font-size="14pt" fo:font-style="normal" style:text-underline-type="none" fo:font-weight="bold"/>
    </style:style>
    <style:style style:family="table-row" style:name="ro48">
      <style:table-row-properties style:row-height="14.4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4.45pt" style:use-optimal-row-height="false" fo:break-before="auto"/>
    </style:style>
    <style:style style:family="table-row" style:name="ro50">
      <style:table-row-properties style:row-height="18.75pt" style:use-optimal-row-height="false" fo:break-before="auto"/>
    </style:style>
    <style:style style:family="table-row" style:name="ro51">
      <style:table-row-properties style:row-height="14.45pt" style:use-optimal-row-height="false" fo:break-before="auto"/>
    </style:style>
    <style:style style:family="table-row" style:name="ro52">
      <style:table-row-properties style:row-height="14.45pt" style:use-optimal-row-height="false" fo:break-before="auto"/>
    </style:style>
    <style:style style:family="text" style:name="T47">
      <style:text-properties fo:color="#000000" fo:font-family="Calibri" fo:font-size="14pt" fo:font-style="normal" style:text-underline-type="none" fo:font-weight="bold"/>
    </style:style>
    <style:style style:family="table-row" style:name="ro53">
      <style:table-row-properties style:row-height="14.4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4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8.75pt" style:use-optimal-row-height="false" fo:break-before="auto"/>
    </style:style>
    <style:style style:family="table-row" style:name="ro56">
      <style:table-row-properties style:row-height="14.45pt" style:use-optimal-row-height="false" fo:break-before="auto"/>
    </style:style>
    <style:style style:family="table-row" style:name="ro57">
      <style:table-row-properties style:row-height="14.45pt" style:use-optimal-row-height="false" fo:break-before="auto"/>
    </style:style>
    <style:style style:family="text" style:name="T50">
      <style:text-properties fo:color="#000000" fo:font-family="Calibri" fo:font-size="14pt" fo:font-style="normal" style:text-underline-type="none" fo:font-weight="bold"/>
    </style:style>
    <style:style style:family="table-row" style:name="ro58">
      <style:table-row-properties style:row-height="14.4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45pt" style:use-optimal-row-height="false" fo:break-before="auto"/>
    </style:style>
    <style:style style:family="table-row" style:name="ro60">
      <style:table-row-properties style:row-height="18.75pt" style:use-optimal-row-height="false" fo:break-before="auto"/>
    </style:style>
    <style:style style:family="table-row" style:name="ro61">
      <style:table-row-properties style:row-height="14.45pt" style:use-optimal-row-height="false" fo:break-before="auto"/>
    </style:style>
    <style:style style:family="table-row" style:name="ro62">
      <style:table-row-properties style:row-height="14.45pt" style:use-optimal-row-height="false" fo:break-before="auto"/>
    </style:style>
    <style:style style:family="text" style:name="T52">
      <style:text-properties fo:color="#000000" fo:font-family="Calibri" fo:font-size="14pt" fo:font-style="normal" style:text-underline-type="none" fo:font-weight="bold"/>
    </style:style>
    <style:style style:family="table-row" style:name="ro63">
      <style:table-row-properties style:row-height="14.4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45pt" style:use-optimal-row-height="false" fo:break-before="auto"/>
    </style:style>
    <style:style style:family="table-row" style:name="ro65">
      <style:table-row-properties style:row-height="18.75pt" style:use-optimal-row-height="false" fo:break-before="auto"/>
    </style:style>
    <style:style style:family="table-row" style:name="ro66">
      <style:table-row-properties style:row-height="14.45pt" style:use-optimal-row-height="false" fo:break-before="auto"/>
    </style:style>
    <style:style style:family="table-row" style:name="ro67">
      <style:table-row-properties style:row-height="14.45pt" style:use-optimal-row-height="false" fo:break-before="auto"/>
    </style:style>
    <style:style style:family="text" style:name="T54">
      <style:text-properties fo:color="#000000" fo:font-family="Calibri" fo:font-size="14pt" fo:font-style="normal" style:text-underline-type="none" fo:font-weight="bold"/>
    </style:style>
    <style:style style:family="table-row" style:name="ro68">
      <style:table-row-properties style:row-height="14.4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45pt" style:use-optimal-row-height="false" fo:break-before="auto"/>
    </style:style>
    <style:style style:family="table-row" style:name="ro70">
      <style:table-row-properties style:row-height="14.45pt" style:use-optimal-row-height="false" fo:break-before="auto"/>
    </style:style>
    <style:style style:family="table-row" style:name="ro71">
      <style:table-row-properties style:row-height="14.45pt" style:use-optimal-row-height="false" fo:break-before="auto"/>
    </style:style>
    <style:style style:family="table-row" style:name="ro72">
      <style:table-row-properties style:row-height="14.45pt" style:use-optimal-row-height="false" fo:break-before="auto"/>
    </style:style>
    <style:style style:family="text" style:name="T56">
      <style:text-properties fo:color="#000000" fo:font-family="Calibri" fo:font-size="14pt" fo:font-style="normal" style:text-underline-type="none" fo:font-weight="bold"/>
    </style:style>
    <style:style style:family="table-row" style:name="ro73">
      <style:table-row-properties style:row-height="14.45pt" style:use-optimal-row-height="false" fo:break-before="auto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45pt" style:use-optimal-row-height="false" fo:break-before="auto"/>
    </style:style>
    <style:style style:family="table-row" style:name="ro75">
      <style:table-row-properties style:row-height="14.45pt" style:use-optimal-row-height="false" fo:break-before="auto"/>
    </style:style>
    <style:style style:family="table-row" style:name="ro76">
      <style:table-row-properties style:row-height="14.45pt" style:use-optimal-row-height="false" fo:break-before="auto"/>
    </style:style>
    <style:style style:family="table-row" style:name="ro77">
      <style:table-row-properties style:row-height="14.45pt" style:use-optimal-row-height="false" fo:break-before="auto"/>
    </style:style>
    <style:style style:family="text" style:name="T58">
      <style:text-properties fo:color="#000000" fo:font-family="Calibri" fo:font-size="14pt" fo:font-style="normal" style:text-underline-type="none" fo:font-weight="bold"/>
    </style:style>
    <style:style style:family="table-row" style:name="ro78">
      <style:table-row-properties style:row-height="14.4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45pt" style:use-optimal-row-height="false" fo:break-before="auto"/>
    </style:style>
    <style:style style:family="table-row" style:name="ro80">
      <style:table-row-properties style:row-height="14.45pt" style:use-optimal-row-height="false" fo:break-before="auto"/>
    </style:style>
    <style:style style:family="table-row" style:name="ro81">
      <style:table-row-properties style:row-height="14.45pt" style:use-optimal-row-height="false" fo:break-before="auto"/>
    </style:style>
    <style:style style:family="table-row" style:name="ro82">
      <style:table-row-properties style:row-height="14.45pt" style:use-optimal-row-height="false" fo:break-before="auto"/>
    </style:style>
    <style:style style:family="text" style:name="T60">
      <style:text-properties fo:color="#000000" fo:font-family="Calibri" fo:font-size="14pt" fo:font-style="normal" style:text-underline-type="none" fo:font-weight="bold"/>
    </style:style>
    <style:style style:family="table-row" style:name="ro83">
      <style:table-row-properties style:row-height="14.4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4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8.7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8.75pt" style:use-optimal-row-height="false" fo:break-before="auto"/>
    </style:style>
    <style:style style:family="table-row" style:name="ro87">
      <style:table-row-properties style:row-height="18.75pt" style:use-optimal-row-height="false" fo:break-before="auto"/>
    </style:style>
    <style:style style:family="text" style:name="T64">
      <style:text-properties fo:color="#000000" fo:font-family="Calibri" fo:font-size="14pt" fo:font-style="normal" style:text-underline-type="none" fo:font-weight="bold"/>
    </style:style>
    <style:style style:family="table-row" style:name="ro88">
      <style:table-row-properties style:row-height="18.7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8.7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8.7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8.7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45pt" style:use-optimal-row-height="false" fo:break-before="auto"/>
    </style:style>
    <style:style style:family="text" style:name="T69">
      <style:text-properties fo:color="#000000" fo:font-family="Calibri" fo:font-size="14pt" fo:font-style="normal" style:text-underline-type="none" fo:font-weight="bold"/>
    </style:style>
    <style:style style:family="table-row" style:name="ro93">
      <style:table-row-properties style:row-height="14.4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4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45pt" style:use-optimal-row-height="false" fo:break-before="auto"/>
    </style:style>
    <style:style style:family="table-row" style:name="ro96">
      <style:table-row-properties style:row-height="14.45pt" style:use-optimal-row-height="false" fo:break-before="auto"/>
    </style:style>
    <style:style style:family="table-row" style:name="ro97">
      <style:table-row-properties style:row-height="14.45pt" style:use-optimal-row-height="false" fo:break-before="auto"/>
    </style:style>
    <style:style style:family="text" style:name="T72">
      <style:text-properties fo:color="#000000" fo:font-family="Calibri" fo:font-size="14pt" fo:font-style="normal" style:text-underline-type="none" fo:font-weight="bold"/>
    </style:style>
    <style:style style:family="table-row" style:name="ro98">
      <style:table-row-properties style:row-height="14.45pt" style:use-optimal-row-height="false" fo:break-before="auto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45pt" style:use-optimal-row-height="false" fo:break-before="auto"/>
    </style:style>
    <style:style style:family="table-row" style:name="ro100">
      <style:table-row-properties style:row-height="14.45pt" style:use-optimal-row-height="false" fo:break-before="auto"/>
    </style:style>
    <style:style style:family="table-row" style:name="ro101">
      <style:table-row-properties style:row-height="14.45pt" style:use-optimal-row-height="false" fo:break-before="auto"/>
    </style:style>
    <style:style style:family="text" style:name="T74">
      <style:text-properties fo:color="#000000" fo:font-family="Calibri" fo:font-size="14pt" fo:font-style="normal" style:text-underline-type="none" fo:font-weight="bold"/>
    </style:style>
    <style:style style:family="table-row" style:name="ro102">
      <style:table-row-properties style:row-height="14.4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45pt" style:use-optimal-row-height="false" fo:break-before="auto"/>
    </style:style>
    <style:style style:family="table-row" style:name="ro104">
      <style:table-row-properties style:row-height="14.45pt" style:use-optimal-row-height="false" fo:break-before="auto"/>
    </style:style>
    <style:style style:family="table-row" style:name="ro105">
      <style:table-row-properties style:row-height="14.45pt" style:use-optimal-row-height="false" fo:break-before="auto"/>
    </style:style>
    <style:style style:family="text" style:name="T78">
      <style:text-properties fo:color="#000000" fo:font-family="Calibri" fo:font-size="14pt" fo:font-style="normal" style:text-underline-type="none" fo:font-weight="bold"/>
    </style:style>
    <style:style style:family="table-row" style:name="ro106">
      <style:table-row-properties style:row-height="14.4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4.45pt" style:use-optimal-row-height="false" fo:break-before="auto"/>
    </style:style>
    <style:style style:family="table-row" style:name="ro108">
      <style:table-row-properties style:row-height="14.45pt" style:use-optimal-row-height="false" fo:break-before="auto"/>
    </style:style>
    <style:style style:family="table-row" style:name="ro109">
      <style:table-row-properties style:row-height="14.45pt" style:use-optimal-row-height="false" fo:break-before="auto"/>
    </style:style>
    <style:style style:family="text" style:name="T80">
      <style:text-properties fo:color="#000000" fo:font-family="Calibri" fo:font-size="14pt" fo:font-style="normal" style:text-underline-type="none" fo:font-weight="bold"/>
    </style:style>
    <style:style style:family="table-row" style:name="ro110">
      <style:table-row-properties style:row-height="14.4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4.45pt" style:use-optimal-row-height="false" fo:break-before="auto"/>
    </style:style>
    <style:style style:family="table-row" style:name="ro112">
      <style:table-row-properties style:row-height="14.45pt" style:use-optimal-row-height="false" fo:break-before="auto"/>
    </style:style>
    <style:style style:family="table-row" style:name="ro113">
      <style:table-row-properties style:row-height="14.45pt" style:use-optimal-row-height="false" fo:break-before="auto"/>
    </style:style>
    <style:style style:family="text" style:name="T82">
      <style:text-properties fo:color="#000000" fo:font-family="Calibri" fo:font-size="14pt" fo:font-style="normal" style:text-underline-type="none" fo:font-weight="bold"/>
    </style:style>
    <style:style style:family="table-row" style:name="ro114">
      <style:table-row-properties style:row-height="14.4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45pt" style:use-optimal-row-height="false" fo:break-before="auto"/>
    </style:style>
    <style:style style:family="table-row" style:name="ro116">
      <style:table-row-properties style:row-height="14.45pt" style:use-optimal-row-height="false" fo:break-before="auto"/>
    </style:style>
    <style:style style:family="table-row" style:name="ro117">
      <style:table-row-properties style:row-height="14.45pt" style:use-optimal-row-height="false" fo:break-before="auto"/>
    </style:style>
    <style:style style:family="text" style:name="T84">
      <style:text-properties fo:color="#000000" fo:font-family="Calibri" fo:font-size="14pt" fo:font-style="normal" style:text-underline-type="none" fo:font-weight="bold"/>
    </style:style>
    <style:style style:family="table-row" style:name="ro118">
      <style:table-row-properties style:row-height="14.4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4.4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4.45pt" style:use-optimal-row-height="false" fo:break-before="auto"/>
    </style:style>
    <style:style style:family="table-row" style:name="ro121">
      <style:table-row-properties style:row-height="14.45pt" style:use-optimal-row-height="false" fo:break-before="auto"/>
    </style:style>
    <style:style style:family="text" style:name="T87">
      <style:text-properties fo:color="#000000" fo:font-family="Calibri" fo:font-size="14pt" fo:font-style="normal" style:text-underline-type="none" fo:font-weight="bold"/>
    </style:style>
    <style:style style:family="table-row" style:name="ro122">
      <style:table-row-properties style:row-height="14.4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4.45pt" style:use-optimal-row-height="false" fo:break-before="auto"/>
    </style:style>
    <style:style style:family="table-row" style:name="ro124">
      <style:table-row-properties style:row-height="14.45pt" style:use-optimal-row-height="false" fo:break-before="auto"/>
    </style:style>
    <style:style style:family="table-row" style:name="ro125">
      <style:table-row-properties style:row-height="14.45pt" style:use-optimal-row-height="false" fo:break-before="auto"/>
    </style:style>
    <style:style style:family="text" style:name="T89">
      <style:text-properties fo:color="#000000" fo:font-family="Calibri" fo:font-size="14pt" fo:font-style="normal" style:text-underline-type="none" fo:font-weight="bold"/>
    </style:style>
    <style:style style:family="table-row" style:name="ro126">
      <style:table-row-properties style:row-height="14.4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45pt" style:use-optimal-row-height="false" fo:break-before="auto"/>
    </style:style>
    <style:style style:family="table-row" style:name="ro128">
      <style:table-row-properties style:row-height="14.45pt" style:use-optimal-row-height="false" fo:break-before="auto"/>
    </style:style>
    <style:style style:family="table-row" style:name="ro129">
      <style:table-row-properties style:row-height="14.45pt" style:use-optimal-row-height="false" fo:break-before="auto"/>
    </style:style>
    <style:style style:family="text" style:name="T91">
      <style:text-properties fo:color="#000000" fo:font-family="Calibri" fo:font-size="14pt" fo:font-style="normal" style:text-underline-type="none" fo:font-weight="bold"/>
    </style:style>
    <style:style style:family="table-row" style:name="ro130">
      <style:table-row-properties style:row-height="14.4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able-row" style:name="ro131">
      <style:table-row-properties style:row-height="14.4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4.45pt" style:use-optimal-row-height="false" fo:break-before="auto"/>
    </style:style>
    <style:style style:family="table-row" style:name="ro133">
      <style:table-row-properties style:row-height="15pt" style:use-optimal-row-height="false" fo:break-before="auto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5pt" style:use-optimal-row-height="fals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5">
      <style:table-column-properties style:column-width="1.746cm" loext:column-width-sym="8.664" fo:break-before="auto"/>
    </style:style>
    <style:style style:family="table-row" style:name="ro137">
      <style:table-row-properties style:row-height="0.5292cm" fo:break-before="auto"/>
    </style:style>
    <style:style style:family="table-column" style:name="co16">
      <style:table-column-properties style:column-width="2.567cm" style:use-optimal-column-width="false" loext:column-width-sym="13.132" fo:break-before="auto"/>
    </style:style>
    <style:style style:family="table-row" style:name="ro138">
      <style:table-row-properties style:row-height="14.45pt" style:use-optimal-row-height="false" fo:break-before="auto"/>
    </style:style>
    <style:style style:family="table-row" style:name="ro139">
      <style:table-row-properties style:row-height="15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4" style:family="table" style:name="ta4">
      <style:table-properties table:display="false"/>
    </style:style>
    <style:style style:family="table-column" style:name="co17">
      <style:table-column-properties style:column-width="1.746cm" loext:column-width-sym="8.664" fo:break-before="auto"/>
    </style:style>
    <style:style style:family="table-row" style:name="ro140">
      <style:table-row-properties style:row-height="0.5292cm" fo:break-before="auto"/>
    </style:style>
    <style:style style:family="table-column" style:name="co18">
      <style:table-column-properties style:column-width="2.567cm" style:use-optimal-column-width="false" loext:column-width-sym="13.132" fo:break-before="auto"/>
    </style:style>
    <style:style style:family="table-row" style:name="ro141">
      <style:table-row-properties style:row-height="14.45pt" style:use-optimal-row-height="false" fo:break-before="auto"/>
    </style:style>
    <style:style style:family="table-row" style:name="ro142">
      <style:table-row-properties style:row-height="14.45pt" style:use-optimal-row-height="false" fo:break-before="auto"/>
    </style:style>
    <style:style style:family="table-row" style:name="ro143">
      <style:table-row-properties style:row-height="15pt" style:use-optimal-row-height="false" fo:break-before="auto"/>
    </style:style>
    <style:style style:family="graphic" style:name="gr2">
      <style:graphic-properties fo:background-color="transparent"/>
    </style:style>
  </office:automatic-styles>
  <office:body>
    <office:spreadsheet>
      <table:content-validations>
        <table:content-validation table:name="DataValidation_1" table:condition="of:cell-content-is-in-list([.$C$11:.$C$14])" table:allow-empty-cell="false" table:base-cell-address="Paramètres.C11">
          <table:error-message table:message-type="stop" table:display="true"/>
          <table:help-message table:display="true"/>
        </table:content-validation>
        <table:content-validation table:name="DataValidation_2" table:condition="of:cell-content-is-in-list([$Paramètres.$C$5:$Paramètres.$C$8])" table:allow-empty-cell="false" table:base-cell-address="Suivi.C55">
          <table:error-message table:message-type="stop" table:display="true"/>
          <table:help-message table:display="true"/>
        </table:content-validation>
        <table:content-validation table:name="DataValidation_3" table:condition="of:cell-content-is-in-list([$Paramètres.$C$11:$Paramètres.$C$14])" table:allow-empty-cell="false" table:base-cell-address="Suivi.D55">
          <table:error-message table:message-type="stop" table:display="true"/>
          <table:help-message table:display="true"/>
        </table:content-validation>
        <table:content-validation table:name="DataValidation_4" table:condition="of:cell-content-is-in-list([$Paramètres.$C$5:$Paramètres.$C$8])" table:allow-empty-cell="false" table:base-cell-address="Suivi.C60">
          <table:error-message table:message-type="stop" table:display="true"/>
          <table:help-message table:display="true"/>
        </table:content-validation>
        <table:content-validation table:name="DataValidation_5" table:condition="of:cell-content-is-in-list([$Paramètres.$C$11:$Paramètres.$C$14])" table:allow-empty-cell="false" table:base-cell-address="Suivi.D60">
          <table:error-message table:message-type="stop" table:display="true"/>
          <table:help-message table:display="true"/>
        </table:content-validation>
        <table:content-validation table:name="DataValidation_6" table:condition="of:cell-content-is-in-list([$Paramètres.$C$5:$Paramètres.$C$8])" table:allow-empty-cell="false" table:base-cell-address="Suivi.C65">
          <table:error-message table:message-type="stop" table:display="true"/>
          <table:help-message table:display="true"/>
        </table:content-validation>
        <table:content-validation table:name="DataValidation_7" table:condition="of:cell-content-is-in-list([$Paramètres.$C$11:$Paramètres.$C$14])" table:allow-empty-cell="false" table:base-cell-address="Suivi.D65">
          <table:error-message table:message-type="stop" table:display="true"/>
          <table:help-message table:display="true"/>
        </table:content-validation>
        <table:content-validation table:name="DataValidation_8" table:condition="of:cell-content-is-in-list([$Paramètres.$C$5:$Paramètres.$C$8])" table:allow-empty-cell="false" table:base-cell-address="Suivi.C70">
          <table:error-message table:message-type="stop" table:display="true"/>
          <table:help-message table:display="true"/>
        </table:content-validation>
        <table:content-validation table:name="DataValidation_9" table:condition="of:cell-content-is-in-list([$Paramètres.$C$11:$Paramètres.$C$14])" table:allow-empty-cell="false" table:base-cell-address="Suivi.D70">
          <table:error-message table:message-type="stop" table:display="true"/>
          <table:help-message table:display="true"/>
        </table:content-validation>
        <table:content-validation table:name="DataValidation_10" table:condition="of:cell-content-is-in-list([$Paramètres.$C$5:$Paramètres.$C$8])" table:allow-empty-cell="false" table:base-cell-address="Suivi.C79">
          <table:error-message table:message-type="stop" table:display="true"/>
          <table:help-message table:display="true"/>
        </table:content-validation>
        <table:content-validation table:name="DataValidation_11" table:condition="of:cell-content-is-in-list([$Paramètres.$C$11:$Paramètres.$C$14])" table:allow-empty-cell="false" table:base-cell-address="Suivi.D79">
          <table:error-message table:message-type="stop" table:display="true"/>
          <table:help-message table:display="true"/>
        </table:content-validation>
        <table:content-validation table:name="DataValidation_12" table:condition="of:cell-content-is-in-list([$Paramètres.$C$5:$Paramètres.$C$8])" table:allow-empty-cell="false" table:base-cell-address="Suivi.C7">
          <table:error-message table:message-type="stop" table:display="true"/>
          <table:help-message table:display="true"/>
        </table:content-validation>
        <table:content-validation table:name="DataValidation_13" table:condition="of:cell-content-is-in-list([$Paramètres.$C$5:$Paramètres.$C$8])" table:allow-empty-cell="false" table:base-cell-address="Suivi.C75">
          <table:error-message table:message-type="stop" table:display="true"/>
          <table:help-message table:display="true"/>
        </table:content-validation>
        <table:content-validation table:name="DataValidation_14" table:condition="of:cell-content-is-in-list([$Paramètres.$C$11:$Paramètres.$C$14])" table:allow-empty-cell="false" table:base-cell-address="Suivi.D75">
          <table:error-message table:message-type="stop" table:display="true"/>
          <table:help-message table:display="true"/>
        </table:content-validation>
        <table:content-validation table:name="DataValidation_15" table:condition="of:cell-content-is-in-list([$Paramètres.$C$5:$Paramètres.$C$8])" table:allow-empty-cell="false" table:base-cell-address="Suivi.C80">
          <table:error-message table:message-type="stop" table:display="true"/>
          <table:help-message table:display="true"/>
        </table:content-validation>
        <table:content-validation table:name="DataValidation_16" table:condition="of:cell-content-is-in-list([$Paramètres.$C$11:$Paramètres.$C$14])" table:allow-empty-cell="false" table:base-cell-address="Suivi.D80">
          <table:error-message table:message-type="stop" table:display="true"/>
          <table:help-message table:display="true"/>
        </table:content-validation>
        <table:content-validation table:name="DataValidation_17" table:condition="of:cell-content-is-in-list([$Paramètres.$C$5:$Paramètres.$C$8])" table:allow-empty-cell="false" table:base-cell-address="Suivi.C84">
          <table:error-message table:message-type="stop" table:display="true"/>
          <table:help-message table:display="true"/>
        </table:content-validation>
        <table:content-validation table:name="DataValidation_18" table:condition="of:cell-content-is-in-list([$Paramètres.$C$11:$Paramètres.$C$14])" table:allow-empty-cell="false" table:base-cell-address="Suivi.D84">
          <table:error-message table:message-type="stop" table:display="true"/>
          <table:help-message table:display="true"/>
        </table:content-validation>
        <table:content-validation table:name="DataValidation_19" table:condition="of:cell-content-is-in-list([$Paramètres.$C$5:$Paramètres.$C$8])" table:allow-empty-cell="false" table:base-cell-address="Suivi.C88">
          <table:error-message table:message-type="stop" table:display="true"/>
          <table:help-message table:display="true"/>
        </table:content-validation>
        <table:content-validation table:name="DataValidation_20" table:condition="of:cell-content-is-in-list([$Paramètres.$C$11:$Paramètres.$C$14])" table:allow-empty-cell="false" table:base-cell-address="Suivi.D88">
          <table:error-message table:message-type="stop" table:display="true"/>
          <table:help-message table:display="true"/>
        </table:content-validation>
        <table:content-validation table:name="DataValidation_21" table:condition="of:cell-content-is-in-list([$Paramètres.$C$5:$Paramètres.$C$8])" table:allow-empty-cell="false" table:base-cell-address="Suivi.C92">
          <table:error-message table:message-type="stop" table:display="true"/>
          <table:help-message table:display="true"/>
        </table:content-validation>
        <table:content-validation table:name="DataValidation_22" table:condition="of:cell-content-is-in-list([$Paramètres.$C$11:$Paramètres.$C$14])" table:allow-empty-cell="false" table:base-cell-address="Suivi.D92">
          <table:error-message table:message-type="stop" table:display="true"/>
          <table:help-message table:display="true"/>
        </table:content-validation>
        <table:content-validation table:name="DataValidation_23" table:condition="of:cell-content-is-in-list([$Paramètres.$C$11:$Paramètres.$C$14])" table:allow-empty-cell="false" table:base-cell-address="Suivi.D7">
          <table:error-message table:message-type="stop" table:display="true"/>
          <table:help-message table:display="true"/>
        </table:content-validation>
        <table:content-validation table:name="DataValidation_24" table:condition="of:cell-content-is-in-list([$Paramètres.$C$5:$Paramètres.$C$8])" table:allow-empty-cell="false" table:base-cell-address="Suivi.C96">
          <table:error-message table:message-type="stop" table:display="true"/>
          <table:help-message table:display="true"/>
        </table:content-validation>
        <table:content-validation table:name="DataValidation_25" table:condition="of:cell-content-is-in-list([$Paramètres.$C$11:$Paramètres.$C$14])" table:allow-empty-cell="false" table:base-cell-address="Suivi.D96">
          <table:error-message table:message-type="stop" table:display="true"/>
          <table:help-message table:display="true"/>
        </table:content-validation>
        <table:content-validation table:name="DataValidation_26" table:condition="of:cell-content-is-in-list([$Paramètres.$C$5:$Paramètres.$C$8])" table:allow-empty-cell="false" table:base-cell-address="Suivi.C100">
          <table:error-message table:message-type="stop" table:display="true"/>
          <table:help-message table:display="true"/>
        </table:content-validation>
        <table:content-validation table:name="DataValidation_27" table:condition="of:cell-content-is-in-list([$Paramètres.$C$11:$Paramètres.$C$14])" table:allow-empty-cell="false" table:base-cell-address="Suivi.D100">
          <table:error-message table:message-type="stop" table:display="true"/>
          <table:help-message table:display="true"/>
        </table:content-validation>
        <table:content-validation table:name="DataValidation_28" table:condition="of:cell-content-is-in-list([$Paramètres.$C$5:$Paramètres.$C$8])" table:allow-empty-cell="false" table:base-cell-address="Suivi.C104">
          <table:error-message table:message-type="stop" table:display="true"/>
          <table:help-message table:display="true"/>
        </table:content-validation>
        <table:content-validation table:name="DataValidation_29" table:condition="of:cell-content-is-in-list([$Paramètres.$C$11:$Paramètres.$C$14])" table:allow-empty-cell="false" table:base-cell-address="Suivi.D104">
          <table:error-message table:message-type="stop" table:display="true"/>
          <table:help-message table:display="true"/>
        </table:content-validation>
        <table:content-validation table:name="DataValidation_30" table:condition="of:cell-content-is-in-list([$Paramètres.$C$5:$Paramètres.$C$8])" table:allow-empty-cell="false" table:base-cell-address="Suivi.C108">
          <table:error-message table:message-type="stop" table:display="true"/>
          <table:help-message table:display="true"/>
        </table:content-validation>
        <table:content-validation table:name="DataValidation_31" table:condition="of:cell-content-is-in-list([$Paramètres.$C$11:$Paramètres.$C$14])" table:allow-empty-cell="false" table:base-cell-address="Suivi.D108">
          <table:error-message table:message-type="stop" table:display="true"/>
          <table:help-message table:display="true"/>
        </table:content-validation>
        <table:content-validation table:name="DataValidation_32" table:condition="of:cell-content-is-in-list([$Paramètres.$C$5:$Paramètres.$C$8])" table:allow-empty-cell="false" table:base-cell-address="Suivi.C112">
          <table:error-message table:message-type="stop" table:display="true"/>
          <table:help-message table:display="true"/>
        </table:content-validation>
        <table:content-validation table:name="DataValidation_33" table:condition="of:cell-content-is-in-list([$Paramètres.$C$11:$Paramètres.$C$14])" table:allow-empty-cell="false" table:base-cell-address="Suivi.D112">
          <table:error-message table:message-type="stop" table:display="true"/>
          <table:help-message table:display="true"/>
        </table:content-validation>
        <table:content-validation table:name="DataValidation_34" table:condition="of:cell-content-is-in-list([$Paramètres.$C$5:$Paramètres.$C$8])" table:allow-empty-cell="false" table:base-cell-address="Suivi.C40">
          <table:error-message table:message-type="stop" table:display="true"/>
          <table:help-message table:display="true"/>
        </table:content-validation>
        <table:content-validation table:name="DataValidation_35" table:condition="of:cell-content-is-in-list([$Paramètres.$C$11:$Paramètres.$C$14])" table:allow-empty-cell="false" table:base-cell-address="Suivi.D40">
          <table:error-message table:message-type="stop" table:display="true"/>
          <table:help-message table:display="true"/>
        </table:content-validation>
        <table:content-validation table:name="DataValidation_36" table:condition="of:cell-content-is-in-list([$Paramètres.$C$5:$Paramètres.$C$8])" table:allow-empty-cell="false" table:base-cell-address="Suivi.C45">
          <table:error-message table:message-type="stop" table:display="true"/>
          <table:help-message table:display="true"/>
        </table:content-validation>
        <table:content-validation table:name="DataValidation_37" table:condition="of:cell-content-is-in-list([$Paramètres.$C$11:$Paramètres.$C$14])" table:allow-empty-cell="false" table:base-cell-address="Suivi.D45">
          <table:error-message table:message-type="stop" table:display="true"/>
          <table:help-message table:display="true"/>
        </table:content-validation>
        <table:content-validation table:name="DataValidation_38" table:condition="of:cell-content-is-in-list([$Paramètres.$C$5:$Paramètres.$C$8])" table:allow-empty-cell="false" table:base-cell-address="Suivi.C50">
          <table:error-message table:message-type="stop" table:display="true"/>
          <table:help-message table:display="true"/>
        </table:content-validation>
        <table:content-validation table:name="DataValidation_39" table:condition="of:cell-content-is-in-list([$Paramètres.$C$11:$Paramètres.$C$14])" table:allow-empty-cell="false" table:base-cell-address="Suivi.D50">
          <table:error-message table:message-type="stop" table:display="true"/>
          <table:help-message table:display="true"/>
        </table:content-validation>
      </table:content-validations>
      <table:table table:name="Paramètr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number-columns-repeated="2" table:style-name="co5" table:default-cell-style-name="Default"/>
        <table:table-column table:style-name="co6" table:default-cell-style-name="Default"/>
        <table:table-column table:number-columns-repeated="16378" table:style-name="co7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5" office:value-type="string" table:number-columns-spanned="4" table:number-rows-spanned="1">
            <text:p><text:span text:style-name="T1">Paramètres à renseigner avant d'exploiter l'onglet de suivi</text:span></text:p>
          </table:table-cell>
          <table:table-cell table:number-columns-repeated="1024"/>
        </table:table-row>
        <table:table-row table:style-name="ro3">
          <table:table-cell table:style-name="ce4"/>
          <table:table-cell table:style-name="ce4"/>
          <table:table-cell table:style-name="ce6" office:value-type="string">
            <text:p><text:span text:style-name="T2">Heures travaillées / jour</text:span></text:p>
          </table:table-cell>
          <table:table-cell table:style-name="ce7" office:value-type="float" office:value="7">
            <text:p>7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style-name="ce4"/>
          <table:table-cell table:style-name="ce4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">
          <table:table-cell table:style-name="ce4"/>
          <table:table-cell table:style-name="ce4"/>
          <table:table-cell table:style-name="ce9" office:value-type="string">
            <text:p><text:span text:style-name="T3">Membres de l'équipe</text:span></text:p>
          </table:table-cell>
          <table:table-cell table:style-name="ce10" office:value-type="float" office:value="1">
            <text:p>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">
          <table:table-cell table:style-name="ce4"/>
          <table:table-cell table:style-name="ce4"/>
          <table:table-cell table:style-name="ce11" office:value-type="string">
            <text:p><text:span text:style-name="T4">Denis</text:span></text:p>
          </table:table-cell>
          <table:table-cell table:style-name="ce12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">
          <table:table-cell table:style-name="ce4"/>
          <table:table-cell table:style-name="ce4"/>
          <table:table-cell table:style-name="ce11"/>
          <table:table-cell table:style-name="ce12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8">
          <table:table-cell table:style-name="ce4"/>
          <table:table-cell table:style-name="ce4"/>
          <table:table-cell table:style-name="ce11"/>
          <table:table-cell table:style-name="ce12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9">
          <table:table-cell table:style-name="ce4"/>
          <table:table-cell table:style-name="ce4"/>
          <table:table-cell table:style-name="ce13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style-name="ce4"/>
          <table:table-cell table:style-name="ce9" office:value-type="string">
            <text:p><text:span text:style-name="T5">Statuts des tâche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style-name="ce4"/>
          <table:table-cell table:style-name="ce15" table:content-validation-name="DataValidation_1" office:value-type="string">
            <text:p><text:span text:style-name="T6">A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style-name="ce4"/>
          <table:table-cell table:style-name="ce15" table:content-validation-name="DataValidation_1" office:value-type="string">
            <text:p><text:span text:style-name="T7">En cour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4"/>
          <table:table-cell table:style-name="ce15" table:content-validation-name="DataValidation_1" office:value-type="string">
            <text:p><text:span text:style-name="T8">A Tester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9">Terminé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number-columns-repeated="1024"/>
        </table:table-row>
        <table:table-row table:number-rows-repeated="49" table:style-name="ro1">
          <table:table-cell table:number-columns-repeated="1024"/>
        </table:table-row>
      </table:table>
      <table:table table:name="Suivi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16379" table:style-name="co14" table:default-cell-style-name="Default"/>
        <table:table-column table:style-name="co8" table:default-cell-style-name="Default"/>
        <table:table-row table:style-name="ro18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9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0">
          <table:table-cell table:style-name="ce18" office:value-type="string" table:number-columns-spanned="11" table:number-rows-spanned="1">
            <text:p><text:span text:style-name="T10">Liste des tâches / Evaluation du reste à faire</text:span></text:p>
          </table:table-cell>
          <table:table-cell table:number-columns-repeated="1024"/>
        </table:table-row>
        <table:table-row table:style-name="ro21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2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3">
          <table:table-cell table:style-name="ce19" office:value-type="string">
            <text:p><text:span text:style-name="T11">Itérations</text:span></text:p>
          </table:table-cell>
          <table:table-cell table:style-name="ce19" office:value-type="string">
            <text:p><text:span text:style-name="T12">Exigences fonctionnelles</text:span></text:p>
          </table:table-cell>
          <table:table-cell table:style-name="ce19" office:value-type="string">
            <text:p><text:span text:style-name="T13">Responsable de la tâche</text:span></text:p>
          </table:table-cell>
          <table:table-cell table:style-name="ce19" office:value-type="string">
            <text:p><text:span text:style-name="T14">Statut</text:span></text:p>
          </table:table-cell>
          <table:table-cell table:style-name="ce20" office:value-type="string">
            <text:p><text:span text:style-name="T15">Estimation Originale</text:span><text:span text:style-name="T16">du reste à faire (heures)</text:span></text:p>
          </table:table-cell>
          <table:table-cell table:style-name="ce20" office:value-type="string">
            <text:p><text:span text:style-name="T17">Jour 1</text:span><text:span text:style-name="T18">reste à faire</text:span></text:p>
          </table:table-cell>
          <table:table-cell table:style-name="ce20" office:value-type="string">
            <text:p><text:span text:style-name="T19">Jour 2</text:span><text:span text:style-name="T20">reste à faire</text:span></text:p>
          </table:table-cell>
          <table:table-cell table:style-name="ce20" office:value-type="string">
            <text:p><text:span text:style-name="T21">Jour 3</text:span><text:span text:style-name="T22">reste à faire</text:span></text:p>
          </table:table-cell>
          <table:table-cell table:style-name="ce20" office:value-type="string">
            <text:p><text:span text:style-name="T23">Jour 4</text:span><text:span text:style-name="T24">reste à faire</text:span></text:p>
          </table:table-cell>
          <table:table-cell table:style-name="ce20" office:value-type="string">
            <text:p><text:span text:style-name="T25">Jour 5</text:span><text:span text:style-name="T26">reste à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4">
          <table:table-cell table:style-name="ce21"/>
          <table:table-cell table:style-name="ce21" office:value-type="string">
            <text:p><text:span text:style-name="T27">Préparation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23" table:formula="of:=SUM([.E8:.E13])" office:value-type="float" office:value="3.25">
            <text:p>3.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table:formula="of:=[.G7]" office:value-type="float" office:value="0">
            <text:p>0</text:p>
          </table:table-cell>
          <table:table-cell table:style-name="ce23" table:formula="of:=[.H7]" office:value-type="float" office:value="0">
            <text:p>0</text:p>
          </table:table-cell>
          <table:table-cell table:style-name="ce23" table:formula="of:=[.I7]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5">
          <table:table-cell table:style-name="ce24" office:value-type="float" office:value="0" table:number-columns-spanned="1" table:number-rows-spanned="7">
            <text:p>0</text:p>
          </table:table-cell>
          <table:table-cell table:style-name="ce25" office:value-type="string">
            <text:p><text:span text:style-name="T28">Mise en place de gitlab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6">
          <table:table-cell table:style-name="ce4"/>
          <table:table-cell table:style-name="ce25" office:value-type="string">
            <text:p><text:span text:style-name="T29">Création du gitignore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7">
          <table:table-cell table:style-name="ce4"/>
          <table:table-cell table:style-name="ce27" office:value-type="string">
            <text:p><text:span text:style-name="T30">Installer l'IDE Visual Studio Code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8">
          <table:table-cell table:style-name="ce4"/>
          <table:table-cell table:style-name="ce25" office:value-type="string">
            <text:p><text:span text:style-name="T31">Lier le projet à gitlab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.25">
            <text:p>0.25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9">
          <table:table-cell table:style-name="ce4"/>
          <table:table-cell table:style-name="ce28" office:value-type="string">
            <text:p><text:span text:style-name="T32">Lire la documentat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0">
          <table:table-cell table:style-name="ce4"/>
          <table:table-cell table:style-name="ce28" office:value-type="string">
            <text:p><text:span text:style-name="T33">Chiffrer le projet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1">
          <table:table-cell table:style-name="ce4"/>
          <table:table-cell table:style-name="ce28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2">
          <table:table-cell table:style-name="ce29" office:value-type="float" office:value="1" table:number-columns-spanned="1" table:number-rows-spanned="15">
            <text:p>1</text:p>
          </table:table-cell>
          <table:table-cell table:style-name="ce21" office:value-type="string">
            <text:p><text:span text:style-name="T34">10 - Accueil</text:span></text:p>
          </table:table-cell>
          <table:table-cell table:style-name="ce22"/>
          <table:table-cell table:style-name="ce22"/>
          <table:table-cell table:style-name="ce23" table:formula="of:=SUM([.E16:.E19])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table:formula="of:=[.F15]" office:value-type="float" office:value="0">
            <text:p>0</text:p>
          </table:table-cell>
          <table:table-cell table:style-name="ce23" table:formula="of:=[.G15]" office:value-type="float" office:value="0">
            <text:p>0</text:p>
          </table:table-cell>
          <table:table-cell table:style-name="ce23" table:formula="of:=[.H15]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3">
          <table:table-cell table:style-name="ce30"/>
          <table:table-cell table:style-name="ce25" office:value-type="string">
            <text:p><text:span text:style-name="T35">HTML - Créer la page d'accueil, règles, description</text:span></text:p>
          </table:table-cell>
          <table:table-cell table:style-name="ce26"/>
          <table:table-cell table:style-name="ce31"/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4">
          <table:table-cell table:style-name="ce30"/>
          <table:table-cell table:style-name="ce25" office:value-type="string">
            <text:p><text:span text:style-name="T36">CSS - Créer le style de la page d'accueil</text:span></text:p>
          </table:table-cell>
          <table:table-cell table:style-name="ce26"/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5">
          <table:table-cell table:style-name="ce30"/>
          <table:table-cell table:style-name="ce25" office:value-type="string">
            <text:p><text:span text:style-name="T37">CSS - Créer le style général</text:span></text:p>
          </table:table-cell>
          <table:table-cell table:style-name="ce26"/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6">
          <table:table-cell table:style-name="ce30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7">
          <table:table-cell table:style-name="ce30"/>
          <table:table-cell table:style-name="ce21" office:value-type="string">
            <text:p><text:span text:style-name="T38">20 - Accueil/Menu</text:span></text:p>
          </table:table-cell>
          <table:table-cell table:style-name="ce22"/>
          <table:table-cell table:style-name="ce22"/>
          <table:table-cell table:style-name="ce32" table:formula="of:=SUM([.E21:.E24])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table:formula="of:=[.F20]" office:value-type="float" office:value="0">
            <text:p>0</text:p>
          </table:table-cell>
          <table:table-cell table:style-name="ce23" table:formula="of:=[.G20]" office:value-type="float" office:value="0">
            <text:p>0</text:p>
          </table:table-cell>
          <table:table-cell table:style-name="ce23" table:formula="of:=[.H20]" office:value-type="float" office:value="0">
            <text:p>0</text:p>
          </table:table-cell>
          <table:table-cell table:style-name="ce23" table:formula="of:=[.I20]" office:value-type="float" office:value="0">
            <text:p>0</text:p>
          </table:table-cell>
          <table:table-cell table:number-columns-repeated="1024"/>
        </table:table-row>
        <table:table-row table:style-name="ro38">
          <table:table-cell table:style-name="ce30"/>
          <table:table-cell table:style-name="ce25" office:value-type="string">
            <text:p><text:span text:style-name="T39">HTML - Créer le menu de navigation</text:span></text:p>
          </table:table-cell>
          <table:table-cell table:style-name="ce26"/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9">
          <table:table-cell table:style-name="ce30"/>
          <table:table-cell table:style-name="ce25" office:value-type="string">
            <text:p><text:span text:style-name="T40">HTML - Créer le squelette des autres pages et les liens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.5">
            <text:p>0.5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0">
          <table:table-cell table:style-name="ce30"/>
          <table:table-cell table:style-name="ce25" office:value-type="string">
            <text:p><text:span text:style-name="T41">CSS - Créer le style pour le menu de navigat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.5">
            <text:p>0.5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1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2">
          <table:table-cell table:style-name="ce30"/>
          <table:table-cell table:style-name="ce21" office:value-type="string">
            <text:p><text:span text:style-name="T42">30 - S'inscrire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32" table:formula="of:=SUM([.E26:.E29])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table:formula="of:=[.F25]" office:value-type="float" office:value="0">
            <text:p>0</text:p>
          </table:table-cell>
          <table:table-cell table:style-name="ce23" table:formula="of:=[.G25]" office:value-type="float" office:value="0">
            <text:p>0</text:p>
          </table:table-cell>
          <table:table-cell table:style-name="ce23" table:formula="of:=[.H25]" office:value-type="float" office:value="0">
            <text:p>0</text:p>
          </table:table-cell>
          <table:table-cell table:style-name="ce23" table:formula="of:=[.I25]" office:value-type="float" office:value="0">
            <text:p>0</text:p>
          </table:table-cell>
          <table:table-cell table:number-columns-repeated="1024"/>
        </table:table-row>
        <table:table-row table:style-name="ro43">
          <table:table-cell table:style-name="ce30"/>
          <table:table-cell table:style-name="ce25" office:value-type="string">
            <text:p><text:span text:style-name="T43">HTML - Mettre en place les formulaire d'inscription et de connex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4">
          <table:table-cell table:style-name="ce30"/>
          <table:table-cell table:style-name="ce25" office:value-type="string">
            <text:p><text:span text:style-name="T44">CSS - Créer le style pour les formulaires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5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6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7">
          <table:table-cell table:style-name="ce30" office:value-type="float" office:value="2" table:number-columns-spanned="1" table:number-rows-spanned="54">
            <text:p>2</text:p>
          </table:table-cell>
          <table:table-cell table:style-name="ce21" office:value-type="string">
            <text:p><text:span text:style-name="T45">2010 - S'inscrire/vérifications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32" table:formula="of:=SUM([.E31:.E34])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table:formula="of:=[.F30]" office:value-type="float" office:value="0">
            <text:p>0</text:p>
          </table:table-cell>
          <table:table-cell table:style-name="ce23" table:formula="of:=[.G30]" office:value-type="float" office:value="0">
            <text:p>0</text:p>
          </table:table-cell>
          <table:table-cell table:style-name="ce23" table:formula="of:=[.H30]" office:value-type="float" office:value="0">
            <text:p>0</text:p>
          </table:table-cell>
          <table:table-cell table:style-name="ce23" table:formula="of:=[.I30]" office:value-type="float" office:value="0">
            <text:p>0</text:p>
          </table:table-cell>
          <table:table-cell table:number-columns-repeated="1024"/>
        </table:table-row>
        <table:table-row table:style-name="ro48">
          <table:table-cell table:style-name="ce30"/>
          <table:table-cell table:style-name="ce25" office:value-type="string">
            <text:p><text:span text:style-name="T46">JS - Vérifications sur les champs du formulaire d'inscript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2">
            <text:p>2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9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0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1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2">
          <table:table-cell table:style-name="ce30"/>
          <table:table-cell table:style-name="ce21" office:value-type="string">
            <text:p><text:span text:style-name="T47">2020 - S'inscrire/longueur mot de passe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32" table:formula="of:=SUM([.E36:.E39])" office:value-type="float" office:value="2">
            <text:p>2</text:p>
          </table:table-cell>
          <table:table-cell table:style-name="ce23" table:formula="of:=[.E35]" office:value-type="float" office:value="2">
            <text:p>2</text:p>
          </table:table-cell>
          <table:table-cell table:style-name="ce23" table:formula="of:=[.F35]" office:value-type="float" office:value="2">
            <text:p>2</text:p>
          </table:table-cell>
          <table:table-cell table:style-name="ce23" table:formula="of:=[.G35]" office:value-type="float" office:value="2">
            <text:p>2</text:p>
          </table:table-cell>
          <table:table-cell table:style-name="ce23" table:formula="of:=[.H35]" office:value-type="float" office:value="2">
            <text:p>2</text:p>
          </table:table-cell>
          <table:table-cell table:style-name="ce23" table:formula="of:=[.I35]" office:value-type="float" office:value="2">
            <text:p>2</text:p>
          </table:table-cell>
          <table:table-cell table:number-columns-repeated="1024"/>
        </table:table-row>
        <table:table-row table:style-name="ro53">
          <table:table-cell table:style-name="ce30"/>
          <table:table-cell table:style-name="ce25" office:value-type="string">
            <text:p><text:span text:style-name="T48">JS - Vérifier la longueur et la sécurité du mot de passe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4">
          <table:table-cell table:style-name="ce30"/>
          <table:table-cell table:style-name="ce25" office:value-type="string">
            <text:p><text:span text:style-name="T49">CSS - Créer un affichage en fonction de la sécurité du mdp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5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6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7">
          <table:table-cell table:style-name="ce30"/>
          <table:table-cell table:style-name="ce21" office:value-type="string">
            <text:p><text:span text:style-name="T50">2030 - Enregistrer dans le localStorage</text:span></text:p>
          </table:table-cell>
          <table:table-cell table:style-name="ce22" table:content-validation-name="DataValidation_34"/>
          <table:table-cell table:style-name="ce22" table:content-validation-name="DataValidation_35"/>
          <table:table-cell table:style-name="ce32" table:formula="of:=SUM([.E41:.E44])" office:value-type="float" office:value="1">
            <text:p>1</text:p>
          </table:table-cell>
          <table:table-cell table:style-name="ce23" table:formula="of:=[.E40]" office:value-type="float" office:value="1">
            <text:p>1</text:p>
          </table:table-cell>
          <table:table-cell table:style-name="ce23" table:formula="of:=[.F40]" office:value-type="float" office:value="1">
            <text:p>1</text:p>
          </table:table-cell>
          <table:table-cell table:style-name="ce23" table:formula="of:=[.G40]" office:value-type="float" office:value="1">
            <text:p>1</text:p>
          </table:table-cell>
          <table:table-cell table:style-name="ce23" table:formula="of:=[.H40]" office:value-type="float" office:value="1">
            <text:p>1</text:p>
          </table:table-cell>
          <table:table-cell table:style-name="ce23" table:formula="of:=[.I40]" office:value-type="float" office:value="1">
            <text:p>1</text:p>
          </table:table-cell>
          <table:table-cell table:number-columns-repeated="1024"/>
        </table:table-row>
        <table:table-row table:style-name="ro58">
          <table:table-cell table:style-name="ce30"/>
          <table:table-cell table:style-name="ce25" office:value-type="string">
            <text:p><text:span text:style-name="T51">JS - Enregistrer les users dans le localStorage (tableau d'objet utilisateur)</text:span></text:p>
          </table:table-cell>
          <table:table-cell table:style-name="ce26" table:content-validation-name="DataValidation_34"/>
          <table:table-cell table:style-name="ce26" table:content-validation-name="DataValidation_35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9">
          <table:table-cell table:style-name="ce30"/>
          <table:table-cell table:style-name="ce25"/>
          <table:table-cell table:style-name="ce26" table:content-validation-name="DataValidation_34"/>
          <table:table-cell table:style-name="ce26" table:content-validation-name="DataValidation_3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0">
          <table:table-cell table:style-name="ce30"/>
          <table:table-cell table:style-name="ce25"/>
          <table:table-cell table:style-name="ce26" table:content-validation-name="DataValidation_34"/>
          <table:table-cell table:style-name="ce26" table:content-validation-name="DataValidation_3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1">
          <table:table-cell table:style-name="ce30"/>
          <table:table-cell table:style-name="ce25"/>
          <table:table-cell table:style-name="ce26" table:content-validation-name="DataValidation_34"/>
          <table:table-cell table:style-name="ce26" table:content-validation-name="DataValidation_3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2">
          <table:table-cell table:style-name="ce30"/>
          <table:table-cell table:style-name="ce21" office:value-type="string">
            <text:p><text:span text:style-name="T52">2040 - S'inscrire-email unique</text:span></text:p>
          </table:table-cell>
          <table:table-cell table:style-name="ce22" table:content-validation-name="DataValidation_36"/>
          <table:table-cell table:style-name="ce22" table:content-validation-name="DataValidation_37"/>
          <table:table-cell table:style-name="ce32" table:formula="of:=SUM([.E46:.E49])" office:value-type="float" office:value="1">
            <text:p>1</text:p>
          </table:table-cell>
          <table:table-cell table:style-name="ce23" table:formula="of:=[.E45]" office:value-type="float" office:value="1">
            <text:p>1</text:p>
          </table:table-cell>
          <table:table-cell table:style-name="ce23" table:formula="of:=[.F45]" office:value-type="float" office:value="1">
            <text:p>1</text:p>
          </table:table-cell>
          <table:table-cell table:style-name="ce23" table:formula="of:=[.G45]" office:value-type="float" office:value="1">
            <text:p>1</text:p>
          </table:table-cell>
          <table:table-cell table:style-name="ce23" table:formula="of:=[.H45]" office:value-type="float" office:value="1">
            <text:p>1</text:p>
          </table:table-cell>
          <table:table-cell table:style-name="ce23" table:formula="of:=[.I45]" office:value-type="float" office:value="1">
            <text:p>1</text:p>
          </table:table-cell>
          <table:table-cell table:number-columns-repeated="1024"/>
        </table:table-row>
        <table:table-row table:style-name="ro63">
          <table:table-cell table:style-name="ce30"/>
          <table:table-cell table:style-name="ce25" office:value-type="string">
            <text:p><text:span text:style-name="T53">JS - Vérifier la présence des infos dans le localStorage</text:span></text:p>
          </table:table-cell>
          <table:table-cell table:style-name="ce26" table:content-validation-name="DataValidation_36"/>
          <table:table-cell table:style-name="ce26" table:content-validation-name="DataValidation_37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4">
          <table:table-cell table:style-name="ce30"/>
          <table:table-cell table:style-name="ce25"/>
          <table:table-cell table:style-name="ce26" table:content-validation-name="DataValidation_36"/>
          <table:table-cell table:style-name="ce26" table:content-validation-name="DataValidation_3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5">
          <table:table-cell table:style-name="ce30"/>
          <table:table-cell table:style-name="ce25"/>
          <table:table-cell table:style-name="ce26" table:content-validation-name="DataValidation_36"/>
          <table:table-cell table:style-name="ce26" table:content-validation-name="DataValidation_3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6">
          <table:table-cell table:style-name="ce30"/>
          <table:table-cell table:style-name="ce25"/>
          <table:table-cell table:style-name="ce26" table:content-validation-name="DataValidation_36"/>
          <table:table-cell table:style-name="ce26" table:content-validation-name="DataValidation_3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7">
          <table:table-cell table:style-name="ce30"/>
          <table:table-cell table:style-name="ce21" office:value-type="string">
            <text:p><text:span text:style-name="T54">2050 - Se connecter</text:span></text:p>
          </table:table-cell>
          <table:table-cell table:style-name="ce22" table:content-validation-name="DataValidation_38"/>
          <table:table-cell table:style-name="ce22" table:content-validation-name="DataValidation_39"/>
          <table:table-cell table:style-name="ce32" table:formula="of:=SUM([.E51:.E54])" office:value-type="float" office:value="1">
            <text:p>1</text:p>
          </table:table-cell>
          <table:table-cell table:style-name="ce23" table:formula="of:=[.E50]" office:value-type="float" office:value="1">
            <text:p>1</text:p>
          </table:table-cell>
          <table:table-cell table:style-name="ce23" table:formula="of:=[.F50]" office:value-type="float" office:value="1">
            <text:p>1</text:p>
          </table:table-cell>
          <table:table-cell table:style-name="ce23" table:formula="of:=[.G50]" office:value-type="float" office:value="1">
            <text:p>1</text:p>
          </table:table-cell>
          <table:table-cell table:style-name="ce23" table:formula="of:=[.H50]" office:value-type="float" office:value="1">
            <text:p>1</text:p>
          </table:table-cell>
          <table:table-cell table:style-name="ce23" table:formula="of:=[.I50]" office:value-type="float" office:value="1">
            <text:p>1</text:p>
          </table:table-cell>
          <table:table-cell table:number-columns-repeated="1024"/>
        </table:table-row>
        <table:table-row table:style-name="ro68">
          <table:table-cell table:style-name="ce30"/>
          <table:table-cell table:style-name="ce25" office:value-type="string">
            <text:p><text:span text:style-name="T55">JS - Vérifier les informations de connexion</text:span></text:p>
          </table:table-cell>
          <table:table-cell table:style-name="ce26" table:content-validation-name="DataValidation_38"/>
          <table:table-cell table:style-name="ce26" table:content-validation-name="DataValidation_39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9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0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1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2">
          <table:table-cell table:style-name="ce30"/>
          <table:table-cell table:style-name="ce21" office:value-type="string">
            <text:p><text:span text:style-name="T56">2070 - Rediriger vers se connecter</text:span></text:p>
          </table:table-cell>
          <table:table-cell table:style-name="ce33" table:content-validation-name="DataValidation_2"/>
          <table:table-cell table:style-name="ce22" table:content-validation-name="DataValidation_3"/>
          <table:table-cell table:style-name="ce32" table:formula="of:=SUM([.E56:.E59])" office:value-type="float" office:value="1">
            <text:p>1</text:p>
          </table:table-cell>
          <table:table-cell table:style-name="ce23" table:formula="of:=[.E55]" office:value-type="float" office:value="1">
            <text:p>1</text:p>
          </table:table-cell>
          <table:table-cell table:style-name="ce32" table:formula="of:=[.F55]" office:value-type="float" office:value="1">
            <text:p>1</text:p>
          </table:table-cell>
          <table:table-cell table:style-name="ce23" table:formula="of:=[.G55]" office:value-type="float" office:value="1">
            <text:p>1</text:p>
          </table:table-cell>
          <table:table-cell table:style-name="ce32" table:formula="of:=[.H55]" office:value-type="float" office:value="1">
            <text:p>1</text:p>
          </table:table-cell>
          <table:table-cell table:style-name="ce23" table:formula="of:=[.I55]" office:value-type="float" office:value="1">
            <text:p>1</text:p>
          </table:table-cell>
          <table:table-cell table:number-columns-repeated="1024"/>
        </table:table-row>
        <table:table-row table:style-name="ro73">
          <table:table-cell table:style-name="ce30"/>
          <table:table-cell table:style-name="ce25" office:value-type="string">
            <text:p><text:span text:style-name="T57">JS - Si inscription OK, rediriger vers la page de connexion</text:span></text:p>
          </table:table-cell>
          <table:table-cell table:style-name="ce26" table:content-validation-name="DataValidation_2"/>
          <table:table-cell table:style-name="ce34" table:content-validation-name="DataValidation_3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74">
          <table:table-cell table:style-name="ce30"/>
          <table:table-cell table:style-name="ce25"/>
          <table:table-cell table:style-name="ce34" table:content-validation-name="DataValidation_2"/>
          <table:table-cell table:style-name="ce26" table:content-validation-name="DataValidation_3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75">
          <table:table-cell table:style-name="ce30"/>
          <table:table-cell table:style-name="ce25"/>
          <table:table-cell table:style-name="ce26" table:content-validation-name="DataValidation_2"/>
          <table:table-cell table:style-name="ce34" table:content-validation-name="DataValidation_3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76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7">
          <table:table-cell table:style-name="ce30"/>
          <table:table-cell table:style-name="ce21" office:value-type="string">
            <text:p><text:span text:style-name="T58">2080 - Rediriger vers Profil</text:span></text:p>
          </table:table-cell>
          <table:table-cell table:style-name="ce33" table:content-validation-name="DataValidation_4"/>
          <table:table-cell table:style-name="ce22" table:content-validation-name="DataValidation_5"/>
          <table:table-cell table:style-name="ce32" table:formula="of:=SUM([.E61:.E64])" office:value-type="float" office:value="1">
            <text:p>1</text:p>
          </table:table-cell>
          <table:table-cell table:style-name="ce23" table:formula="of:=[.E60]" office:value-type="float" office:value="1">
            <text:p>1</text:p>
          </table:table-cell>
          <table:table-cell table:style-name="ce32" table:formula="of:=[.F60]" office:value-type="float" office:value="1">
            <text:p>1</text:p>
          </table:table-cell>
          <table:table-cell table:style-name="ce23" table:formula="of:=[.G60]" office:value-type="float" office:value="1">
            <text:p>1</text:p>
          </table:table-cell>
          <table:table-cell table:style-name="ce32" table:formula="of:=[.H60]" office:value-type="float" office:value="1">
            <text:p>1</text:p>
          </table:table-cell>
          <table:table-cell table:style-name="ce23" table:formula="of:=[.I60]" office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30"/>
          <table:table-cell table:style-name="ce25" office:value-type="string">
            <text:p><text:span text:style-name="T59">JS - Une fois connecté, rediriger vers le profil</text:span></text:p>
          </table:table-cell>
          <table:table-cell table:style-name="ce26" table:content-validation-name="DataValidation_4"/>
          <table:table-cell table:style-name="ce34" table:content-validation-name="DataValidation_5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79">
          <table:table-cell table:style-name="ce30"/>
          <table:table-cell table:style-name="ce25"/>
          <table:table-cell table:style-name="ce34" table:content-validation-name="DataValidation_4"/>
          <table:table-cell table:style-name="ce26" table:content-validation-name="DataValidation_5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80">
          <table:table-cell table:style-name="ce30"/>
          <table:table-cell table:style-name="ce25"/>
          <table:table-cell table:style-name="ce26" table:content-validation-name="DataValidation_4"/>
          <table:table-cell table:style-name="ce34" table:content-validation-name="DataValidation_5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1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82">
          <table:table-cell table:style-name="ce30"/>
          <table:table-cell table:style-name="ce21" office:value-type="string">
            <text:p><text:span text:style-name="T60">2090 - Gérer son profil</text:span></text:p>
          </table:table-cell>
          <table:table-cell table:style-name="ce33" table:content-validation-name="DataValidation_6"/>
          <table:table-cell table:style-name="ce22" table:content-validation-name="DataValidation_7"/>
          <table:table-cell table:style-name="ce32" table:formula="of:=SUM([.E66:.E69])" office:value-type="float" office:value="3">
            <text:p>3</text:p>
          </table:table-cell>
          <table:table-cell table:style-name="ce23" table:formula="of:=[.E65]" office:value-type="float" office:value="3">
            <text:p>3</text:p>
          </table:table-cell>
          <table:table-cell table:style-name="ce32" table:formula="of:=[.F65]" office:value-type="float" office:value="3">
            <text:p>3</text:p>
          </table:table-cell>
          <table:table-cell table:style-name="ce23" table:formula="of:=[.G65]" office:value-type="float" office:value="3">
            <text:p>3</text:p>
          </table:table-cell>
          <table:table-cell table:style-name="ce32" table:formula="of:=[.H65]" office:value-type="float" office:value="3">
            <text:p>3</text:p>
          </table:table-cell>
          <table:table-cell table:style-name="ce23" table:formula="of:=[.I65]" office:value-type="float" office:value="3">
            <text:p>3</text:p>
          </table:table-cell>
          <table:table-cell table:number-columns-repeated="1024"/>
        </table:table-row>
        <table:table-row table:style-name="ro83">
          <table:table-cell table:style-name="ce30"/>
          <table:table-cell table:style-name="ce25" office:value-type="string">
            <text:p><text:span text:style-name="T61">HTML - Créer la page de profil</text:span></text:p>
          </table:table-cell>
          <table:table-cell table:style-name="ce26" table:content-validation-name="DataValidation_6"/>
          <table:table-cell table:style-name="ce34" table:content-validation-name="DataValidation_7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4">
          <table:table-cell table:style-name="ce30"/>
          <table:table-cell table:style-name="ce25" office:value-type="string">
            <text:p><text:span text:style-name="T62">CSS - Créer le style pour le profil</text:span></text:p>
          </table:table-cell>
          <table:table-cell table:style-name="ce34" table:content-validation-name="DataValidation_6"/>
          <table:table-cell table:style-name="ce26" table:content-validation-name="DataValidation_7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85">
          <table:table-cell table:style-name="ce30"/>
          <table:table-cell table:style-name="ce25" office:value-type="string">
            <text:p><text:span text:style-name="T63">JS - Enregistrer la configuration choisie dans le localStorage</text:span></text:p>
          </table:table-cell>
          <table:table-cell table:style-name="ce26" table:content-validation-name="DataValidation_6"/>
          <table:table-cell table:style-name="ce34" table:content-validation-name="DataValidation_7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6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87">
          <table:table-cell table:style-name="ce30"/>
          <table:table-cell table:style-name="ce21" office:value-type="string">
            <text:p><text:span text:style-name="T64">2100 - Jouer la partie de Memory</text:span></text:p>
          </table:table-cell>
          <table:table-cell table:style-name="ce33" table:content-validation-name="DataValidation_8"/>
          <table:table-cell table:style-name="ce22" table:content-validation-name="DataValidation_9"/>
          <table:table-cell table:style-name="ce32" table:formula="of:=SUM([.E71:.E74])" office:value-type="float" office:value="7">
            <text:p>7</text:p>
          </table:table-cell>
          <table:table-cell table:style-name="ce23" table:formula="of:=[.E70]" office:value-type="float" office:value="7">
            <text:p>7</text:p>
          </table:table-cell>
          <table:table-cell table:style-name="ce32" table:formula="of:=[.F70]" office:value-type="float" office:value="7">
            <text:p>7</text:p>
          </table:table-cell>
          <table:table-cell table:style-name="ce23" table:formula="of:=[.G70]" office:value-type="float" office:value="7">
            <text:p>7</text:p>
          </table:table-cell>
          <table:table-cell table:style-name="ce32" table:formula="of:=[.H70]" office:value-type="float" office:value="7">
            <text:p>7</text:p>
          </table:table-cell>
          <table:table-cell table:style-name="ce23" table:formula="of:=[.I70]" office:value-type="float" office:value="7">
            <text:p>7</text:p>
          </table:table-cell>
          <table:table-cell table:number-columns-repeated="1024"/>
        </table:table-row>
        <table:table-row table:style-name="ro88">
          <table:table-cell table:style-name="ce30"/>
          <table:table-cell table:style-name="ce25" office:value-type="string">
            <text:p><text:span text:style-name="T65">HTML - Créer la page de jeu</text:span></text:p>
          </table:table-cell>
          <table:table-cell table:style-name="ce26" table:content-validation-name="DataValidation_8"/>
          <table:table-cell table:style-name="ce34" table:content-validation-name="DataValidation_9"/>
          <table:table-cell table:style-name="ce26" office:value-type="float" office:value="2">
            <text:p>2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9">
          <table:table-cell table:style-name="ce30"/>
          <table:table-cell table:style-name="ce25" office:value-type="string">
            <text:p><text:span text:style-name="T66">CSS - Créer le style pour le Memory</text:span></text:p>
          </table:table-cell>
          <table:table-cell table:style-name="ce34" table:content-validation-name="DataValidation_8"/>
          <table:table-cell table:style-name="ce26" table:content-validation-name="DataValidation_9"/>
          <table:table-cell table:style-name="ce34" office:value-type="float" office:value="2">
            <text:p>2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0">
          <table:table-cell table:style-name="ce30"/>
          <table:table-cell table:style-name="ce25" office:value-type="string">
            <text:p><text:span text:style-name="T67">JS - Gérer le fonctionnement du jeu</text:span></text:p>
          </table:table-cell>
          <table:table-cell table:style-name="ce26" table:content-validation-name="DataValidation_8"/>
          <table:table-cell table:style-name="ce34" table:content-validation-name="DataValidation_9"/>
          <table:table-cell table:style-name="ce26" office:value-type="float" office:value="2">
            <text:p>2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91">
          <table:table-cell table:style-name="ce30"/>
          <table:table-cell table:style-name="ce25" office:value-type="string">
            <text:p><text:span text:style-name="T68">JS/CSS - Créer un effet de carte qui se retourne</text:span></text:p>
          </table:table-cell>
          <table:table-cell table:style-name="ce26" table:content-validation-name="DataValidation_38"/>
          <table:table-cell table:style-name="ce26" table:content-validation-name="DataValidation_39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92">
          <table:table-cell table:style-name="ce30"/>
          <table:table-cell table:style-name="ce21" office:value-type="string">
            <text:p><text:span text:style-name="T69">2110 - Gagner une partie</text:span></text:p>
          </table:table-cell>
          <table:table-cell table:style-name="ce35" table:content-validation-name="DataValidation_13"/>
          <table:table-cell table:style-name="ce33" table:content-validation-name="DataValidation_14"/>
          <table:table-cell table:style-name="ce23" table:formula="of:=SUM([.E76:.E79])" office:value-type="float" office:value="1.5">
            <text:p>1.5</text:p>
          </table:table-cell>
          <table:table-cell table:style-name="ce32" table:formula="of:=[.E75]" office:value-type="float" office:value="1.5">
            <text:p>1.5</text:p>
          </table:table-cell>
          <table:table-cell table:style-name="ce36" table:formula="of:=[.F75]" office:value-type="float" office:value="1.5">
            <text:p>1.5</text:p>
          </table:table-cell>
          <table:table-cell table:style-name="ce32" table:formula="of:=[.G75]" office:value-type="float" office:value="1.5">
            <text:p>1.5</text:p>
          </table:table-cell>
          <table:table-cell table:style-name="ce36" table:formula="of:=[.H75]" office:value-type="float" office:value="1.5">
            <text:p>1.5</text:p>
          </table:table-cell>
          <table:table-cell table:style-name="ce23" table:formula="of:=[.I75]" office:value-type="float" office:value="1.5">
            <text:p>1.5</text:p>
          </table:table-cell>
          <table:table-cell table:number-columns-repeated="1024"/>
        </table:table-row>
        <table:table-row table:style-name="ro93">
          <table:table-cell table:style-name="ce30"/>
          <table:table-cell table:style-name="ce25" office:value-type="string">
            <text:p><text:span text:style-name="T70">JS - Si toutes les cartes sont retournées, la partie est gagnée</text:span></text:p>
          </table:table-cell>
          <table:table-cell table:style-name="ce34" table:content-validation-name="DataValidation_13"/>
          <table:table-cell table:style-name="ce26" table:content-validation-name="DataValidation_14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4">
          <table:table-cell table:style-name="ce30"/>
          <table:table-cell table:style-name="ce25" office:value-type="string">
            <text:p><text:span text:style-name="T71">JS - Afficher un message de victoire</text:span></text:p>
          </table:table-cell>
          <table:table-cell table:style-name="ce26" table:content-validation-name="DataValidation_13"/>
          <table:table-cell table:style-name="ce34" table:content-validation-name="DataValidation_14"/>
          <table:table-cell table:style-name="ce26" office:value-type="float" office:value="0.5">
            <text:p>0.5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95">
          <table:table-cell table:style-name="ce30"/>
          <table:table-cell table:style-name="ce25"/>
          <table:table-cell table:style-name="ce34" table:content-validation-name="DataValidation_13"/>
          <table:table-cell table:style-name="ce26" table:content-validation-name="DataValidation_14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6">
          <table:table-cell table:style-name="ce30"/>
          <table:table-cell table:style-name="ce25"/>
          <table:table-cell table:style-name="ce26" table:content-validation-name="DataValidation_10"/>
          <table:table-cell table:style-name="ce34" table:content-validation-name="DataValidation_11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97">
          <table:table-cell table:style-name="ce30"/>
          <table:table-cell table:style-name="ce21" office:value-type="string">
            <text:p><text:span text:style-name="T72">2120 - Relancer une partie</text:span></text:p>
          </table:table-cell>
          <table:table-cell table:style-name="ce35" table:content-validation-name="DataValidation_15"/>
          <table:table-cell table:style-name="ce22" table:content-validation-name="DataValidation_16"/>
          <table:table-cell table:style-name="ce23" table:formula="of:=SUM([.E81:.E83])" office:value-type="float" office:value="1">
            <text:p>1</text:p>
          </table:table-cell>
          <table:table-cell table:style-name="ce23" table:formula="of:=[.E80]" office:value-type="float" office:value="1">
            <text:p>1</text:p>
          </table:table-cell>
          <table:table-cell table:style-name="ce36" table:formula="of:=[.F80]" office:value-type="float" office:value="1">
            <text:p>1</text:p>
          </table:table-cell>
          <table:table-cell table:style-name="ce23" table:formula="of:=[.G80]" office:value-type="float" office:value="1">
            <text:p>1</text:p>
          </table:table-cell>
          <table:table-cell table:style-name="ce36" table:formula="of:=[.H80]" office:value-type="float" office:value="1">
            <text:p>1</text:p>
          </table:table-cell>
          <table:table-cell table:style-name="ce23" table:formula="of:=[.I80]" office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30"/>
          <table:table-cell table:style-name="ce25" office:value-type="string">
            <text:p><text:span text:style-name="T73">JS - Appui sur espace relance une partie</text:span></text:p>
          </table:table-cell>
          <table:table-cell table:style-name="ce34" table:content-validation-name="DataValidation_15"/>
          <table:table-cell table:style-name="ce26" table:content-validation-name="DataValidation_16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9">
          <table:table-cell table:style-name="ce30"/>
          <table:table-cell table:style-name="ce25"/>
          <table:table-cell table:style-name="ce26" table:content-validation-name="DataValidation_15"/>
          <table:table-cell table:style-name="ce34" table:content-validation-name="DataValidation_16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100">
          <table:table-cell table:style-name="ce30"/>
          <table:table-cell table:style-name="ce25"/>
          <table:table-cell table:style-name="ce34" table:content-validation-name="DataValidation_15"/>
          <table:table-cell table:style-name="ce26" table:content-validation-name="DataValidation_1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1">
          <table:table-cell table:style-name="ce30" office:value-type="float" office:value="3" table:number-columns-spanned="1" table:number-rows-spanned="24">
            <text:p>3</text:p>
          </table:table-cell>
          <table:table-cell table:style-name="ce21" office:value-type="string">
            <text:p><text:span text:style-name="T74">3010 - S'inscrire/effet</text:span></text:p>
          </table:table-cell>
          <table:table-cell table:style-name="ce35" table:content-validation-name="DataValidation_17"/>
          <table:table-cell table:style-name="ce33" table:content-validation-name="DataValidation_18"/>
          <table:table-cell table:style-name="ce23" table:formula="of:=SUM([.E85:.E87])" office:value-type="float" office:value="1">
            <text:p>1</text:p>
          </table:table-cell>
          <table:table-cell table:style-name="ce32" table:formula="of:=[.E84]" office:value-type="float" office:value="1">
            <text:p>1</text:p>
          </table:table-cell>
          <table:table-cell table:style-name="ce36" table:formula="of:=[.F84]" office:value-type="float" office:value="1">
            <text:p>1</text:p>
          </table:table-cell>
          <table:table-cell table:style-name="ce32" table:formula="of:=[.G84]" office:value-type="float" office:value="1">
            <text:p>1</text:p>
          </table:table-cell>
          <table:table-cell table:style-name="ce36" table:formula="of:=[.H84]" office:value-type="float" office:value="1">
            <text:p>1</text:p>
          </table:table-cell>
          <table:table-cell table:style-name="ce23" table:formula="of:=[.I84]" office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30"/>
          <table:table-cell table:style-name="ce25" office:value-type="string">
            <text:p><text:span text:style-name="T75">JS - Vibraiton en</text:span><text:span text:style-name="T76"><text:s text:c="2"/></text:span><text:span text:style-name="T77">cas d'erreur à la validation du formulaire d'inscription, </text:span></text:p>
          </table:table-cell>
          <table:table-cell table:style-name="ce34" table:content-validation-name="DataValidation_17"/>
          <table:table-cell table:style-name="ce26" table:content-validation-name="DataValidation_18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3">
          <table:table-cell table:style-name="ce30"/>
          <table:table-cell table:style-name="ce25"/>
          <table:table-cell table:style-name="ce26" table:content-validation-name="DataValidation_17"/>
          <table:table-cell table:style-name="ce34" table:content-validation-name="DataValidation_18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104">
          <table:table-cell table:style-name="ce30"/>
          <table:table-cell table:style-name="ce25"/>
          <table:table-cell table:style-name="ce34" table:content-validation-name="DataValidation_17"/>
          <table:table-cell table:style-name="ce26" table:content-validation-name="DataValidation_18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5">
          <table:table-cell table:style-name="ce30"/>
          <table:table-cell table:style-name="ce21" office:value-type="string">
            <text:p><text:span text:style-name="T78">3020 - Profil / taille Memory</text:span></text:p>
          </table:table-cell>
          <table:table-cell table:style-name="ce35" table:content-validation-name="DataValidation_19"/>
          <table:table-cell table:style-name="ce35" table:content-validation-name="DataValidation_20"/>
          <table:table-cell table:style-name="ce23" table:formula="of:=SUM([.E89:.E91])" office:value-type="float" office:value="1">
            <text:p>1</text:p>
          </table:table-cell>
          <table:table-cell table:style-name="ce36" table:formula="of:=[.E88]" office:value-type="float" office:value="1">
            <text:p>1</text:p>
          </table:table-cell>
          <table:table-cell table:style-name="ce36" table:formula="of:=[.F88]" office:value-type="float" office:value="1">
            <text:p>1</text:p>
          </table:table-cell>
          <table:table-cell table:style-name="ce36" table:formula="of:=[.G88]" office:value-type="float" office:value="1">
            <text:p>1</text:p>
          </table:table-cell>
          <table:table-cell table:style-name="ce32" table:formula="of:=[.H88]" office:value-type="float" office:value="1">
            <text:p>1</text:p>
          </table:table-cell>
          <table:table-cell table:style-name="ce23" table:formula="of:=[.I88]" office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30"/>
          <table:table-cell table:style-name="ce25" office:value-type="string">
            <text:p><text:span text:style-name="T79">JS - Choix et enregistrement de la taille du jeu dans localStorage</text:span></text:p>
          </table:table-cell>
          <table:table-cell table:style-name="ce26" table:content-validation-name="DataValidation_19"/>
          <table:table-cell table:style-name="ce26" table:content-validation-name="DataValidation_20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07">
          <table:table-cell table:style-name="ce30"/>
          <table:table-cell table:style-name="ce25"/>
          <table:table-cell table:style-name="ce26" table:content-validation-name="DataValidation_19"/>
          <table:table-cell table:style-name="ce26" table:content-validation-name="DataValidation_20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8">
          <table:table-cell table:style-name="ce30"/>
          <table:table-cell table:style-name="ce25"/>
          <table:table-cell table:style-name="ce37" table:content-validation-name="DataValidation_19"/>
          <table:table-cell table:style-name="ce26" table:content-validation-name="DataValidation_20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09">
          <table:table-cell table:style-name="ce30"/>
          <table:table-cell table:style-name="ce21" office:value-type="string">
            <text:p><text:span text:style-name="T80">3030 - Création profil</text:span></text:p>
          </table:table-cell>
          <table:table-cell table:style-name="ce35" table:content-validation-name="DataValidation_21"/>
          <table:table-cell table:style-name="ce35" table:content-validation-name="DataValidation_22"/>
          <table:table-cell table:style-name="ce23" table:formula="of:=SUM([.E93:.E95])" office:value-type="float" office:value="1">
            <text:p>1</text:p>
          </table:table-cell>
          <table:table-cell table:style-name="ce36" table:formula="of:=[.E92]" office:value-type="float" office:value="1">
            <text:p>1</text:p>
          </table:table-cell>
          <table:table-cell table:style-name="ce36" table:formula="of:=[.F92]" office:value-type="float" office:value="1">
            <text:p>1</text:p>
          </table:table-cell>
          <table:table-cell table:style-name="ce36" table:formula="of:=[.G92]" office:value-type="float" office:value="1">
            <text:p>1</text:p>
          </table:table-cell>
          <table:table-cell table:style-name="ce32" table:formula="of:=[.H92]" office:value-type="float" office:value="1">
            <text:p>1</text:p>
          </table:table-cell>
          <table:table-cell table:style-name="ce23" table:formula="of:=[.I92]" office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30"/>
          <table:table-cell table:style-name="ce25" office:value-type="string">
            <text:p><text:span text:style-name="T81">JS - Vignettes rouges ou vertes suivant le respect des règles</text:span></text:p>
          </table:table-cell>
          <table:table-cell table:style-name="ce26" table:content-validation-name="DataValidation_21"/>
          <table:table-cell table:style-name="ce26" table:content-validation-name="DataValidation_22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11">
          <table:table-cell table:style-name="ce30"/>
          <table:table-cell table:style-name="ce25"/>
          <table:table-cell table:style-name="ce26" table:content-validation-name="DataValidation_21"/>
          <table:table-cell table:style-name="ce26" table:content-validation-name="DataValidation_22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12">
          <table:table-cell table:style-name="ce30"/>
          <table:table-cell table:style-name="ce25"/>
          <table:table-cell table:style-name="ce37" table:content-validation-name="DataValidation_21"/>
          <table:table-cell table:style-name="ce26" table:content-validation-name="DataValidation_22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13">
          <table:table-cell table:style-name="ce30"/>
          <table:table-cell table:style-name="ce21" office:value-type="string">
            <text:p><text:span text:style-name="T82">3040 - Profil / Tableau des parties</text:span></text:p>
          </table:table-cell>
          <table:table-cell table:style-name="ce35" table:content-validation-name="DataValidation_24"/>
          <table:table-cell table:style-name="ce35" table:content-validation-name="DataValidation_25"/>
          <table:table-cell table:style-name="ce23" table:formula="of:=SUM([.E97:.E99])" office:value-type="float" office:value="1">
            <text:p>1</text:p>
          </table:table-cell>
          <table:table-cell table:style-name="ce36" table:formula="of:=[.E96]" office:value-type="float" office:value="1">
            <text:p>1</text:p>
          </table:table-cell>
          <table:table-cell table:style-name="ce36" table:formula="of:=[.F96]" office:value-type="float" office:value="1">
            <text:p>1</text:p>
          </table:table-cell>
          <table:table-cell table:style-name="ce36" table:formula="of:=[.G96]" office:value-type="float" office:value="1">
            <text:p>1</text:p>
          </table:table-cell>
          <table:table-cell table:style-name="ce32" table:formula="of:=[.H96]" office:value-type="float" office:value="1">
            <text:p>1</text:p>
          </table:table-cell>
          <table:table-cell table:style-name="ce23" table:formula="of:=[.I96]" office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30"/>
          <table:table-cell table:style-name="ce25" office:value-type="string">
            <text:p><text:span text:style-name="T83">JS - Affichage des dernières parties dans le profil</text:span></text:p>
          </table:table-cell>
          <table:table-cell table:style-name="ce26" table:content-validation-name="DataValidation_24"/>
          <table:table-cell table:style-name="ce26" table:content-validation-name="DataValidation_25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15">
          <table:table-cell table:style-name="ce30"/>
          <table:table-cell table:style-name="ce25"/>
          <table:table-cell table:style-name="ce26" table:content-validation-name="DataValidation_24"/>
          <table:table-cell table:style-name="ce26" table:content-validation-name="DataValidation_25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16">
          <table:table-cell table:style-name="ce30"/>
          <table:table-cell table:style-name="ce25"/>
          <table:table-cell table:style-name="ce37" table:content-validation-name="DataValidation_24"/>
          <table:table-cell table:style-name="ce26" table:content-validation-name="DataValidation_25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17">
          <table:table-cell table:style-name="ce30"/>
          <table:table-cell table:style-name="ce21" office:value-type="string">
            <text:p><text:span text:style-name="T84">3050 - Tableau des meilleurs scores</text:span></text:p>
          </table:table-cell>
          <table:table-cell table:style-name="ce35" table:content-validation-name="DataValidation_26"/>
          <table:table-cell table:style-name="ce35" table:content-validation-name="DataValidation_27"/>
          <table:table-cell table:style-name="ce23" table:formula="of:=SUM([.E101:.E103])" office:value-type="float" office:value="2">
            <text:p>2</text:p>
          </table:table-cell>
          <table:table-cell table:style-name="ce36" table:formula="of:=[.E100]" office:value-type="float" office:value="2">
            <text:p>2</text:p>
          </table:table-cell>
          <table:table-cell table:style-name="ce36" table:formula="of:=[.F100]" office:value-type="float" office:value="2">
            <text:p>2</text:p>
          </table:table-cell>
          <table:table-cell table:style-name="ce36" table:formula="of:=[.G100]" office:value-type="float" office:value="2">
            <text:p>2</text:p>
          </table:table-cell>
          <table:table-cell table:style-name="ce32" table:formula="of:=[.H100]" office:value-type="float" office:value="2">
            <text:p>2</text:p>
          </table:table-cell>
          <table:table-cell table:style-name="ce23" table:formula="of:=[.I100]" office:value-type="float" office:value="2">
            <text:p>2</text:p>
          </table:table-cell>
          <table:table-cell table:number-columns-repeated="1024"/>
        </table:table-row>
        <table:table-row table:style-name="ro118">
          <table:table-cell table:style-name="ce30"/>
          <table:table-cell table:style-name="ce25" office:value-type="string">
            <text:p><text:span text:style-name="T85">JS - Affichage des 5 meilleurs scores sur la page Jouer</text:span></text:p>
          </table:table-cell>
          <table:table-cell table:style-name="ce26" table:content-validation-name="DataValidation_26"/>
          <table:table-cell table:style-name="ce26" table:content-validation-name="DataValidation_27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19">
          <table:table-cell table:style-name="ce30"/>
          <table:table-cell table:style-name="ce25" office:value-type="string">
            <text:p><text:span text:style-name="T86">JS - Récupération des données depuis le localStorage</text:span></text:p>
          </table:table-cell>
          <table:table-cell table:style-name="ce26" table:content-validation-name="DataValidation_26"/>
          <table:table-cell table:style-name="ce26" table:content-validation-name="DataValidation_27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20">
          <table:table-cell table:style-name="ce30"/>
          <table:table-cell table:style-name="ce25"/>
          <table:table-cell table:style-name="ce37" table:content-validation-name="DataValidation_26"/>
          <table:table-cell table:style-name="ce26" table:content-validation-name="DataValidation_27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21">
          <table:table-cell table:style-name="ce30"/>
          <table:table-cell table:style-name="ce21" office:value-type="string">
            <text:p><text:span text:style-name="T87">3060 - Jouer/Choisir son jeu</text:span></text:p>
          </table:table-cell>
          <table:table-cell table:style-name="ce35" table:content-validation-name="DataValidation_28"/>
          <table:table-cell table:style-name="ce35" table:content-validation-name="DataValidation_29"/>
          <table:table-cell table:style-name="ce23" table:formula="of:=SUM([.E105:.E107])" office:value-type="float" office:value="1">
            <text:p>1</text:p>
          </table:table-cell>
          <table:table-cell table:style-name="ce36" table:formula="of:=[.E104]" office:value-type="float" office:value="1">
            <text:p>1</text:p>
          </table:table-cell>
          <table:table-cell table:style-name="ce36" table:formula="of:=[.F104]" office:value-type="float" office:value="1">
            <text:p>1</text:p>
          </table:table-cell>
          <table:table-cell table:style-name="ce36" table:formula="of:=[.G104]" office:value-type="float" office:value="1">
            <text:p>1</text:p>
          </table:table-cell>
          <table:table-cell table:style-name="ce32" table:formula="of:=[.H104]" office:value-type="float" office:value="1">
            <text:p>1</text:p>
          </table:table-cell>
          <table:table-cell table:style-name="ce23" table:formula="of:=[.I104]" office:value-type="float" office:value="1">
            <text:p>1</text:p>
          </table:table-cell>
          <table:table-cell table:number-columns-repeated="1024"/>
        </table:table-row>
        <table:table-row table:style-name="ro122">
          <table:table-cell table:style-name="ce30"/>
          <table:table-cell table:style-name="ce25" office:value-type="string">
            <text:p><text:span text:style-name="T88">JS - Au lancement de la partie, choisir le jeu avec lequel jouer</text:span></text:p>
          </table:table-cell>
          <table:table-cell table:style-name="ce26" table:content-validation-name="DataValidation_28"/>
          <table:table-cell table:style-name="ce26" table:content-validation-name="DataValidation_29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23">
          <table:table-cell table:style-name="ce30"/>
          <table:table-cell table:style-name="ce25"/>
          <table:table-cell table:style-name="ce26" table:content-validation-name="DataValidation_28"/>
          <table:table-cell table:style-name="ce26" table:content-validation-name="DataValidation_29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24">
          <table:table-cell table:style-name="ce30"/>
          <table:table-cell table:style-name="ce25"/>
          <table:table-cell table:style-name="ce37" table:content-validation-name="DataValidation_28"/>
          <table:table-cell table:style-name="ce26" table:content-validation-name="DataValidation_29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25">
          <table:table-cell table:style-name="ce30" office:value-type="float" office:value="4" table:number-columns-spanned="1" table:number-rows-spanned="8">
            <text:p>4</text:p>
          </table:table-cell>
          <table:table-cell table:style-name="ce21" office:value-type="string">
            <text:p><text:span text:style-name="T89">4000 - Projet</text:span></text:p>
          </table:table-cell>
          <table:table-cell table:style-name="ce35" table:content-validation-name="DataValidation_30"/>
          <table:table-cell table:style-name="ce35" table:content-validation-name="DataValidation_31"/>
          <table:table-cell table:style-name="ce23" table:formula="of:=SUM([.E109:.E111])" office:value-type="float" office:value="0.5">
            <text:p>0.5</text:p>
          </table:table-cell>
          <table:table-cell table:style-name="ce36" table:formula="of:=[.E108]" office:value-type="float" office:value="0.5">
            <text:p>0.5</text:p>
          </table:table-cell>
          <table:table-cell table:style-name="ce36" table:formula="of:=[.F108]" office:value-type="float" office:value="0.5">
            <text:p>0.5</text:p>
          </table:table-cell>
          <table:table-cell table:style-name="ce36" table:formula="of:=[.G108]" office:value-type="float" office:value="0.5">
            <text:p>0.5</text:p>
          </table:table-cell>
          <table:table-cell table:style-name="ce32" table:formula="of:=[.H108]" office:value-type="float" office:value="0.5">
            <text:p>0.5</text:p>
          </table:table-cell>
          <table:table-cell table:style-name="ce23" table:formula="of:=[.I108]" office:value-type="float" office:value="0.5">
            <text:p>0.5</text:p>
          </table:table-cell>
          <table:table-cell table:number-columns-repeated="1024"/>
        </table:table-row>
        <table:table-row table:style-name="ro126">
          <table:table-cell table:style-name="ce30"/>
          <table:table-cell table:style-name="ce25" office:value-type="string">
            <text:p><text:span text:style-name="T90">Je sauvegarde mon projet sur Github/Gitlab</text:span></text:p>
          </table:table-cell>
          <table:table-cell table:style-name="ce26" table:content-validation-name="DataValidation_30"/>
          <table:table-cell table:style-name="ce26" table:content-validation-name="DataValidation_31"/>
          <table:table-cell table:style-name="ce26" office:value-type="float" office:value="0.5">
            <text:p>0.5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27">
          <table:table-cell table:style-name="ce30"/>
          <table:table-cell table:style-name="ce25"/>
          <table:table-cell table:style-name="ce26" table:content-validation-name="DataValidation_30"/>
          <table:table-cell table:style-name="ce26" table:content-validation-name="DataValidation_31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28">
          <table:table-cell table:style-name="ce30"/>
          <table:table-cell table:style-name="ce25"/>
          <table:table-cell table:style-name="ce37" table:content-validation-name="DataValidation_30"/>
          <table:table-cell table:style-name="ce26" table:content-validation-name="DataValidation_31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29">
          <table:table-cell table:style-name="ce30"/>
          <table:table-cell table:style-name="ce21" office:value-type="string">
            <text:p><text:span text:style-name="T91">4010 - Gestion profil/cryptage</text:span></text:p>
          </table:table-cell>
          <table:table-cell table:style-name="ce35" table:content-validation-name="DataValidation_32"/>
          <table:table-cell table:style-name="ce35" table:content-validation-name="DataValidation_33"/>
          <table:table-cell table:style-name="ce23" table:formula="of:=SUM([.E113:.E115])" office:value-type="float" office:value="1">
            <text:p>1</text:p>
          </table:table-cell>
          <table:table-cell table:style-name="ce36" table:formula="of:=[.E112]" office:value-type="float" office:value="1">
            <text:p>1</text:p>
          </table:table-cell>
          <table:table-cell table:style-name="ce36" table:formula="of:=[.F112]" office:value-type="float" office:value="1">
            <text:p>1</text:p>
          </table:table-cell>
          <table:table-cell table:style-name="ce36" table:formula="of:=[.G112]" office:value-type="float" office:value="1">
            <text:p>1</text:p>
          </table:table-cell>
          <table:table-cell table:style-name="ce32" table:formula="of:=[.H112]" office:value-type="float" office:value="1">
            <text:p>1</text:p>
          </table:table-cell>
          <table:table-cell table:style-name="ce23" table:formula="of:=[.I112]" office:value-type="float" office:value="1">
            <text:p>1</text:p>
          </table:table-cell>
          <table:table-cell table:number-columns-repeated="1024"/>
        </table:table-row>
        <table:table-row table:style-name="ro130">
          <table:table-cell table:style-name="ce30"/>
          <table:table-cell table:style-name="ce25" office:value-type="string">
            <text:p><text:span text:style-name="T92">JS - Chiffrage mdp avant stockage dans le localStorage</text:span></text:p>
          </table:table-cell>
          <table:table-cell table:style-name="ce26" table:content-validation-name="DataValidation_32"/>
          <table:table-cell table:style-name="ce26" table:content-validation-name="DataValidation_3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31">
          <table:table-cell table:style-name="ce30"/>
          <table:table-cell table:style-name="ce25" office:value-type="string">
            <text:p><text:span text:style-name="T93">(MD5, SHA-256, Argon)</text:span></text:p>
          </table:table-cell>
          <table:table-cell table:style-name="ce26" table:content-validation-name="DataValidation_32"/>
          <table:table-cell table:style-name="ce26" table:content-validation-name="DataValidation_33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32">
          <table:table-cell table:style-name="ce30"/>
          <table:table-cell table:style-name="ce25"/>
          <table:table-cell table:style-name="ce37" table:content-validation-name="DataValidation_32"/>
          <table:table-cell table:style-name="ce26" table:content-validation-name="DataValidation_33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33">
          <table:table-cell table:style-name="ce4"/>
          <table:table-cell table:style-name="ce38" office:value-type="string" table:number-columns-spanned="3" table:number-rows-spanned="1">
            <text:p><text:span text:style-name="T94">Charge estimée/reste à faire en heures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SUM([.G7:.G115])" office:value-type="float" office:value="28">
            <text:p>28</text:p>
          </table:table-cell>
          <table:table-cell table:style-name="ce38" table:formula="of:=SUM([.H7:.H115])" office:value-type="float" office:value="28">
            <text:p>28</text:p>
          </table:table-cell>
          <table:table-cell table:style-name="ce38" table:formula="of:=SUM([.I7:.I115])" office:value-type="float" office:value="28">
            <text:p>28</text:p>
          </table:table-cell>
          <table:table-cell table:style-name="ce38" table:formula="of:=SUM([.J7:.J115])" office:value-type="float" office:value="28">
            <text:p>28</text:p>
          </table:table-cell>
          <table:table-cell table:number-columns-repeated="1024"/>
        </table:table-row>
        <table:table-row table:style-name="ro134">
          <table:table-cell table:style-name="ce4"/>
          <table:table-cell table:style-name="ce38" office:value-type="string" table:number-columns-spanned="3" table:number-rows-spanned="1">
            <text:p><text:span text:style-name="T95">Total heures (heures travaillées par jour * homme(s))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[.F117]-([$Paramètres.$D2]*[$Paramètres.$D4])" office:value-type="float" office:value="21">
            <text:p>21</text:p>
          </table:table-cell>
          <table:table-cell table:style-name="ce38" table:formula="of:=[.G117]-([$Paramètres.$D2]*[$Paramètres.$D4])" office:value-type="float" office:value="14">
            <text:p>14</text:p>
          </table:table-cell>
          <table:table-cell table:style-name="ce38" table:formula="of:=[.H117]-([$Paramètres.$D2]*[$Paramètres.$D4])" office:value-type="float" office:value="7">
            <text:p>7</text:p>
          </table:table-cell>
          <table:table-cell table:style-name="ce38" table:formula="of:=[.I117]-([$Paramètres.$D2]*[$Paramètres.$D4])" office:value-type="float" office:value="0">
            <text:p>0</text:p>
          </table:table-cell>
          <table:table-cell table:number-columns-repeated="1024"/>
        </table:table-row>
        <table:table-row table:style-name="ro135">
          <table:table-cell table:style-name="ce4"/>
          <table:table-cell office:value-type="string">
            <text:p><text:span text:style-name="T96">Courbes idéales</text:span></text:p>
          </table:table-cell>
          <table:table-cell table:style-name="ce4"/>
          <table:table-cell table:style-name="ce4"/>
          <table:table-cell table:style-name="ce4" office:value-type="float" office:value="35">
            <text:p>3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3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urbe" table:style-name="ta3">
        <table:shapes>
          <draw:frame draw:name="Graphique 1" draw:style-name="gr1" svg:width="28.59cm" svg:height="17.45cm" svg:x="2.609cm" svg:y="0.4763cm">
            <draw:object xlink:href="./Object 1" xlink:type="simple" xlink:show="embed" xlink:actuate="onLoad"/>
          </draw:frame>
        </table:shapes>
        <table:table-column table:number-columns-repeated="16384" table:style-name="co16" table:default-cell-style-name="Default"/>
        <table:table-column table:style-name="co15" table:default-cell-style-name="Default"/>
        <table:table-row table:style-name="ro138">
          <table:table-cell table:style-name="ce4"/>
          <table:table-cell table:style-name="ce4"/>
          <table:table-cell table:number-columns-repeated="1024"/>
        </table:table-row>
        <table:table-row table:style-name="ro139">
          <table:table-cell table:number-columns-repeated="1024"/>
        </table:table-row>
        <table:table-row table:number-rows-repeated="62" table:style-name="ro137">
          <table:table-cell table:number-columns-repeated="1024"/>
        </table:table-row>
      </table:table>
      <table:table table:name="Pilotage" table:style-name="ta4">
        <table:shapes>
          <draw:frame draw:name="Chart 1" draw:style-name="gr2" svg:width="22.65cm" svg:height="16.35cm" svg:x="2.611cm" svg:y="0.573cm">
            <draw:object xlink:href="./Object 2" xlink:type="simple" xlink:show="embed" xlink:actuate="onLoad"/>
          </draw:frame>
        </table:shapes>
        <table:table-column table:number-columns-repeated="16384" table:style-name="co18" table:default-cell-style-name="Default"/>
        <table:table-column table:style-name="co17" table:default-cell-style-name="Default"/>
        <table:table-row table:style-name="ro141">
          <table:table-cell table:number-columns-repeated="1024"/>
        </table:table-row>
        <table:table-row table:style-name="ro142">
          <table:table-cell table:style-name="ce4"/>
          <table:table-cell table:style-name="ce4"/>
          <table:table-cell table:number-columns-repeated="1024"/>
        </table:table-row>
        <table:table-row table:style-name="ro143">
          <table:table-cell table:number-columns-repeated="1024"/>
        </table:table-row>
        <table:table-row table:number-rows-repeated="61" table:style-name="ro1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2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3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4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="gradient" draw:fill-gradient-name="Gradient2" draw:stroke="solid" svg:stroke-color="#BFBFBF" svg:stroke-width="0.02647cm"/>
      <style:chart-properties/>
    </style:style>
    <style:style style:family="chart" style:name="ch2">
      <style:graphic-properties draw:fill="none" draw:stroke="none"/>
      <style:paragraph-properties/>
      <style:chart-properties/>
      <style:text-properties fo:color="#404040" style:text-line-through-type="none" fo:font-family="Calibri" style:font-family-complex="Calibri" fo:font-size="18pt" style:font-size-asian="18pt" style:font-size-complex="18pt" style:text-underline-type="none" fo:font-weight="bold"/>
    </style:style>
    <style:style style:family="paragraph" style:name="P1">
      <style:paragraph-properties/>
      <style:text-properties/>
    </style:style>
    <style:style style:family="chart" style:name="ch3">
      <style:graphic-properties draw:fill-color="#F2F2F2" draw:fill="solid" draw:opacity="37.6471%" draw:stroke="none"/>
      <style:paragraph-properties/>
      <style:chart-properties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4">
      <style:graphic-properties draw:fill="none"/>
      <style:chart-properties chart:treat-empty-cells="true"/>
    </style:style>
    <style:style style:family="chart" style:name="ch5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 chart:axis-label-position="near-axis"/>
    </style:style>
    <style:style style:family="chart" style:name="ch6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/>
    </style:style>
    <style:style style:family="chart" style:name="ch7">
      <style:graphic-properties/>
      <style:chart-properties/>
    </style:style>
    <style:style style:family="chart" style:name="ch8">
      <style:graphic-properties draw:fill-color="#355a86" draw:fill="none" draw:stroke="solid" svg:stroke-color="#5B9BD5" svg:stroke-width="0.08819cm"/>
      <style:chart-properties chart:symbol-type="named-symbol" chart:symbol-name="circle" chart:data-label-number="value"/>
    </style:style>
    <style:style style:family="chart" style:name="ch9">
      <style:graphic-properties draw:fill="none"/>
      <style:chart-properties chart:symbol-type="named-symbol" chart:symbol-name="circle"/>
      <style:text-properties/>
    </style:style>
    <style:style style:family="chart" style:name="ch10">
      <style:graphic-properties draw:fill="none"/>
      <style:chart-properties chart:symbol-type="named-symbol" chart:symbol-name="circle"/>
      <style:text-properties/>
    </style:style>
    <style:style style:family="chart" style:name="ch11">
      <style:graphic-properties draw:fill="none"/>
      <style:chart-properties chart:symbol-type="named-symbol" chart:symbol-name="circle"/>
      <style:text-properties/>
    </style:style>
    <style:style style:family="chart" style:name="ch12">
      <style:graphic-properties draw:fill="none"/>
      <style:chart-properties chart:symbol-type="named-symbol" chart:symbol-name="circle"/>
      <style:text-properties/>
    </style:style>
    <style:style style:family="chart" style:name="ch13">
      <style:graphic-properties draw:fill="none"/>
      <style:chart-properties chart:symbol-type="named-symbol" chart:symbol-name="circle"/>
      <style:text-properties/>
    </style:style>
    <style:style style:family="chart" style:name="ch14">
      <style:graphic-properties draw:fill="none"/>
      <style:chart-properties chart:symbol-type="named-symbol" chart:symbol-name="circle"/>
      <style:text-properties/>
    </style:style>
    <style:style style:family="chart" style:name="ch15">
      <style:graphic-properties draw:fill-color="#883533" draw:fill="none" draw:stroke="solid" svg:stroke-color="#ED7D31" svg:stroke-width="0.08819cm"/>
      <style:chart-properties chart:symbol-type="named-symbol" chart:symbol-name="circle" chart:data-label-number="value"/>
    </style:style>
    <style:style style:family="chart" style:name="ch16">
      <style:graphic-properties draw:fill="none"/>
      <style:chart-properties chart:symbol-type="named-symbol" chart:symbol-name="circle"/>
      <style:text-properties/>
    </style:style>
    <style:style style:family="chart" style:name="ch17">
      <style:graphic-properties draw:fill="none"/>
      <style:chart-properties chart:symbol-type="named-symbol" chart:symbol-name="circle"/>
      <style:text-properties/>
    </style:style>
    <style:style style:family="chart" style:name="ch18">
      <style:graphic-properties draw:fill="none"/>
      <style:chart-properties chart:symbol-type="named-symbol" chart:symbol-name="circle"/>
      <style:text-properties/>
    </style:style>
    <style:style style:family="chart" style:name="ch19">
      <style:graphic-properties draw:fill="none"/>
      <style:chart-properties chart:symbol-type="named-symbol" chart:symbol-name="circle"/>
      <style:text-properties/>
    </style:style>
    <style:style style:family="chart" style:name="ch20">
      <style:graphic-properties draw:fill="none"/>
      <style:chart-properties chart:symbol-type="named-symbol" chart:symbol-name="circle"/>
      <style:text-properties/>
    </style:style>
    <style:style style:family="chart" style:name="ch21">
      <style:graphic-properties draw:fill="none"/>
      <style:chart-properties chart:symbol-type="named-symbol" chart:symbol-name="circle"/>
      <style:text-properties/>
    </style:style>
    <text:list-style style:name="L1"/>
    <text:list-style style:name="L2"/>
  </office:automatic-styles>
  <office:body>
    <office:chart>
      <chart:chart svg:width="28.59cm" svg:height="17.45cm" chart:style-name="ch1" chart:class="chart:line">
        <chart:title chart:style-name="ch2">
          <text:p>Suivi du projet
</text:p>
        </chart:title>
        <chart:legend chart:legend-position="bottom" chart:style-name="ch3"/>
        <chart:plot-area svg:x="0.3439cm" svg:y="2.096cm" svg:width="27.9cm" svg:height="14.6cm" chart:style-name="ch4" chart:data-source-has-labels="both">
          <chart:axis chart:dimension="x" chart:style-name="ch5"/>
          <chart:axis chart:dimension="y" chart:style-name="ch6">
            <chart:grid chart:class="major" chart:style-name="ch7"/>
          </chart:axis>
          <chart:series chart:values-cell-range-address="Suivi.$E$116:Suivi.$J$116" chart:class="chart:line" chart:style-name="ch8">
            <chart:data-point chart:repeated="1" chart:style-name="ch9"/>
            <chart:data-point chart:repeated="1" chart:style-name="ch10"/>
            <chart:data-point chart:repeated="1" chart:style-name="ch11"/>
            <chart:data-point chart:repeated="1" chart:style-name="ch12"/>
            <chart:data-point chart:repeated="1" chart:style-name="ch13"/>
            <chart:data-point chart:repeated="1" chart:style-name="ch14"/>
          </chart:series>
          <chart:series chart:values-cell-range-address="Suivi.$E$117:Suivi.$J$117" chart:class="chart:line" chart:style-name="ch15">
            <chart:data-point chart:repeated="1" chart:style-name="ch16"/>
            <chart:data-point chart:repeated="1" chart:style-name="ch17"/>
            <chart:data-point chart:repeated="1" chart:style-name="ch18"/>
            <chart:data-point chart:repeated="1" chart:style-name="ch19"/>
            <chart:data-point chart:repeated="1" chart:style-name="ch20"/>
            <chart:data-point chart:repeated="1" chart:style-name="ch21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1" draw:display_name="UserGradient1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2" draw:display_name="UserGradient2">
      <loext:gradient-stop loext:color-type="rgb" loext:color-value="#FFFFFF" svg:offset="1"/>
      <loext:gradient-stop loext:color-type="rgb" loext:color-value="#FFFFFF" svg:offset="0"/>
    </draw:gradient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22">
      <style:graphic-properties draw:fill="gradient" draw:fill-gradient-name="Gradient4" draw:stroke="solid" svg:stroke-color="#BFBFBF" svg:stroke-width="0.02601cm"/>
      <style:chart-properties/>
    </style:style>
    <style:style style:family="chart" style:name="ch23">
      <style:graphic-properties draw:fill="none" draw:stroke="none"/>
      <style:paragraph-properties/>
      <style:chart-properties/>
      <style:text-properties fo:color="#404040" style:text-line-through-type="none" fo:font-family="Calibri" style:font-family-complex="Calibri" fo:font-size="18pt" style:font-size-asian="18pt" style:font-size-complex="18pt" style:text-underline-type="none" fo:font-weight="bold"/>
    </style:style>
    <style:style style:family="paragraph" style:name="P2">
      <style:paragraph-properties/>
      <style:text-properties/>
    </style:style>
    <style:style style:family="chart" style:name="ch24">
      <style:graphic-properties draw:fill-color="#F2F2F2" draw:fill="solid" draw:opacity="37.6471%" draw:stroke="none"/>
      <style:paragraph-properties/>
      <style:chart-properties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25">
      <style:graphic-properties draw:fill="none"/>
      <style:chart-properties chart:treat-empty-cells="true"/>
    </style:style>
    <style:style style:family="chart" style:name="ch26">
      <style:graphic-properties draw:fill="none" draw:stroke="solid" svg:stroke-color="#404040" svg:stroke-width="0.05301cm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27">
      <style:graphic-properties draw:fill="none" draw:stroke="none"/>
      <style:paragraph-properties/>
      <style:chart-properties chart:visible="false" chart:tick-marks-major-inner="false" chart:tick-marks-major-outer="true" chart:tick-marks-minor-inner="false" chart:tick-marks-minor-outer="false" chart:display-label="false" chart:reverse-direction="false"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28">
      <style:graphic-properties draw:stroke="solid" svg:stroke-color="#BFBFBF" svg:stroke-width="0.02601cm" svg:stroke-opacity="35.2941%"/>
      <style:chart-properties/>
    </style:style>
    <style:style style:family="chart" style:name="ch29">
      <style:graphic-properties draw:fill-color="#355a86" draw:fill="none" draw:stroke="solid" svg:stroke-color="#5B9BD5" svg:stroke-width="0.08801cm"/>
      <style:chart-properties chart:symbol-type="named-symbol" chart:symbol-name="circle" chart:data-label-number="value"/>
    </style:style>
    <style:style style:family="chart" style:name="ch30">
      <style:graphic-properties draw:fill="none"/>
      <style:chart-properties chart:symbol-type="named-symbol" chart:symbol-name="circle"/>
      <style:text-properties/>
    </style:style>
    <style:style style:family="chart" style:name="ch31">
      <style:graphic-properties draw:fill="none"/>
      <style:chart-properties chart:symbol-type="named-symbol" chart:symbol-name="circle"/>
      <style:text-properties/>
    </style:style>
    <style:style style:family="chart" style:name="ch32">
      <style:graphic-properties draw:fill="none"/>
      <style:chart-properties chart:symbol-type="named-symbol" chart:symbol-name="circle"/>
      <style:text-properties/>
    </style:style>
    <style:style style:family="chart" style:name="ch33">
      <style:graphic-properties draw:fill="none"/>
      <style:chart-properties chart:symbol-type="named-symbol" chart:symbol-name="circle"/>
      <style:text-properties/>
    </style:style>
    <style:style style:family="chart" style:name="ch34">
      <style:graphic-properties draw:fill="none"/>
      <style:chart-properties chart:symbol-type="named-symbol" chart:symbol-name="circle"/>
      <style:text-properties/>
    </style:style>
    <style:style style:family="chart" style:name="ch35">
      <style:graphic-properties draw:fill="none"/>
      <style:chart-properties chart:symbol-type="named-symbol" chart:symbol-name="circle"/>
      <style:text-properties/>
    </style:style>
    <style:style style:family="chart" style:name="ch36">
      <style:graphic-properties draw:fill="none" draw:stroke="solid" svg:stroke-color="#5B9BD5" svg:stroke-width="0.08801cm"/>
      <style:chart-properties chart:symbol-type="named-symbol" chart:symbol-name="circle"/>
      <style:text-properties/>
    </style:style>
    <style:style style:family="chart" style:name="ch37">
      <style:graphic-properties draw:fill-color="#883533" draw:fill="none" draw:stroke="solid" svg:stroke-color="#ED7D31" svg:stroke-width="0.08801cm"/>
      <style:chart-properties chart:symbol-type="named-symbol" chart:symbol-name="circle" chart:data-label-number="value"/>
    </style:style>
    <style:style style:family="chart" style:name="ch38">
      <style:graphic-properties draw:fill="none"/>
      <style:chart-properties chart:symbol-type="named-symbol" chart:symbol-name="circle"/>
      <style:text-properties/>
    </style:style>
    <style:style style:family="chart" style:name="ch39">
      <style:graphic-properties draw:fill="none"/>
      <style:chart-properties chart:symbol-type="named-symbol" chart:symbol-name="circle"/>
      <style:text-properties/>
    </style:style>
    <style:style style:family="chart" style:name="ch40">
      <style:graphic-properties draw:fill="none"/>
      <style:chart-properties chart:symbol-type="named-symbol" chart:symbol-name="circle"/>
      <style:text-properties/>
    </style:style>
    <style:style style:family="chart" style:name="ch41">
      <style:graphic-properties draw:fill="none"/>
      <style:chart-properties chart:symbol-type="named-symbol" chart:symbol-name="circle"/>
      <style:text-properties/>
    </style:style>
    <style:style style:family="chart" style:name="ch42">
      <style:graphic-properties draw:fill="none"/>
      <style:chart-properties chart:symbol-type="named-symbol" chart:symbol-name="circle"/>
      <style:text-properties/>
    </style:style>
    <style:style style:family="chart" style:name="ch43">
      <style:graphic-properties draw:fill="none"/>
      <style:chart-properties chart:symbol-type="named-symbol" chart:symbol-name="circle"/>
      <style:text-properties/>
    </style:style>
    <style:style style:family="chart" style:name="ch44">
      <style:graphic-properties draw:fill="none" draw:stroke="solid" svg:stroke-color="#ED7D31" svg:stroke-width="0.08801cm"/>
      <style:chart-properties chart:symbol-type="named-symbol" chart:symbol-name="circle"/>
      <style:text-properties/>
    </style:style>
    <text:list-style style:name="L1"/>
    <text:list-style style:name="L2"/>
    <text:list-style style:name="L3"/>
    <text:list-style style:name="L4"/>
  </office:automatic-styles>
  <office:body>
    <office:chart>
      <chart:chart svg:width="22.65cm" svg:height="16.35cm" chart:style-name="ch22" chart:class="chart:line">
        <chart:title chart:style-name="ch23">
          <text:p>Avancement de l'itération
</text:p>
        </chart:title>
        <chart:legend chart:legend-position="bottom" chart:style-name="ch24"/>
        <chart:plot-area chart:style-name="ch25" chart:data-source-has-labels="both">
          <chart:axis chart:dimension="x" chart:style-name="ch26">
            <chart:categories table:cell-range-address="'local-table'.A1:'local-table'.A11"/>
          </chart:axis>
          <chart:axis chart:dimension="y" chart:style-name="ch27">
            <chart:grid chart:class="major" chart:style-name="ch28"/>
          </chart:axis>
          <chart:series chart:values-cell-range-address="'local-table'.B1:'local-table'.B12" chart:class="chart:line" chart:style-name="ch29">
            <chart:data-point chart:repeated="1" chart:style-name="ch30"/>
            <chart:data-point chart:repeated="1" chart:style-name="ch31"/>
            <chart:data-point chart:repeated="1" chart:style-name="ch32"/>
            <chart:data-point chart:repeated="1" chart:style-name="ch33"/>
            <chart:data-point chart:repeated="1" chart:style-name="ch34"/>
            <chart:data-point chart:repeated="1" chart:style-name="ch35"/>
            <chart:data-point chart:repeated="6" chart:style-name="ch36"/>
          </chart:series>
          <chart:series chart:values-cell-range-address="'local-table'.D1:'local-table'.D14" chart:class="chart:line" chart:style-name="ch37">
            <chart:data-point chart:repeated="1" chart:style-name="ch38"/>
            <chart:data-point chart:repeated="1" chart:style-name="ch39"/>
            <chart:data-point chart:repeated="1" chart:style-name="ch40"/>
            <chart:data-point chart:repeated="1" chart:style-name="ch41"/>
            <chart:data-point chart:repeated="1" chart:style-name="ch42"/>
            <chart:data-point chart:repeated="1" chart:style-name="ch43"/>
            <chart:data-point chart:repeated="8" chart:style-name="ch44"/>
          </chart:series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3" draw:display_name="UserGradient3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4" draw:display_name="UserGradient4">
      <loext:gradient-stop loext:color-type="rgb" loext:color-value="#FFFFFF" svg:offset="1"/>
      <loext:gradient-stop loext:color-type="rgb" loext:color-value="#FFFFFF" svg:offset="0"/>
    </draw:gradient>
  </office:styles>
</office:document-styles>
</file>